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819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0327in"/>
    </style:style>
    <style:style style:name="co14" style:family="table-column">
      <style:table-column-properties fo:break-before="auto" style:column-width="1.4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461in"/>
    </style:style>
    <style:style style:name="co17" style:family="table-column">
      <style:table-column-properties fo:break-before="auto" style:column-width="1.7189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3.12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page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>
      <style:text-properties fo:color="#ff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harts" table:style-name="ta1">
        <table:shapes>
          <draw:frame draw:z-index="0" draw:style-name="gr1" svg:width="13.8228in" svg:height="8.1709in" svg:x="0in" svg:y="2.0429in">
            <draw:object draw:notify-on-update-of-ranges="Charts.B2:Charts.B11 Charts.I1:Charts.I1 Charts.I2:Charts.I11 Charts.J1:Charts.J1 Charts.J2:Charts.J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8409in" svg:height="8.7236in" svg:x="0in" svg:y="10.5654in">
            <draw:object draw:notify-on-update-of-ranges="Charts.B2:Charts.B11 Charts.F1:Charts.F1 Charts.F2:Charts.F11 Charts.G1:Charts.G1 Charts.G2:Charts.G11 Charts.H1:Charts.H1 Charts.H2:Charts.H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office:value-type="string">
            <text:p>SeriesName</text:p>
          </table:table-cell>
          <table:table-cell office:value-type="string">
            <text:p>H#</text:p>
          </table:table-cell>
          <table:table-cell office:value-type="string">
            <text:p>T#</text:p>
          </table:table-cell>
          <table:table-cell office:value-type="string">
            <text:p>Events</text:p>
          </table:table-cell>
          <table:table-cell office:value-type="string">
            <text:p># Captured OnTime</text:p>
          </table:table-cell>
          <table:table-cell office:value-type="string">
            <text:p># of Expired Events</text:p>
          </table:table-cell>
          <table:table-cell office:value-type="string">
            <text:p># of Missed Events</text:p>
          </table:table-cell>
          <table:table-cell table:style-name="Default" office:value-type="string">
            <text:p>Average Response (s)</text:p>
          </table:table-cell>
          <table:table-cell table:style-name="Default" office:value-type="string">
            <text:p>Total MDC Travel (km)</text:p>
          </table:table-cell>
        </table:table-row>
        <table:table-row table:style-name="ro1">
          <table:table-cell/>
          <table:table-cell table:formula="of:=CONCATENATE([.C2];&quot;H&quot;;[.D2];&quot;T-&quot;;[.E2];&quot;-events&quot;)" office:value-type="string" office:string-value="2H5T-50-events">
            <text:p>2H5T-50-ev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style-name="ce1" office:value-type="float" office:value="47.6666666666667">
            <text:p>48</text:p>
          </table:table-cell>
          <table:table-cell office:value-type="float" office:value="0">
            <text:p>0</text:p>
          </table:table-cell>
          <table:table-cell table:style-name="ce1" table:formula="of:=[.E2]-[.F2]" office:value-type="float" office:value="2.3333333333333">
            <text:p>2</text:p>
          </table:table-cell>
          <table:table-cell office:value-type="float" office:value="71.9049333333333">
            <text:p>71.90</text:p>
          </table:table-cell>
          <table:table-cell office:value-type="float" office:value="68.597">
            <text:p>68.60</text:p>
          </table:table-cell>
        </table:table-row>
        <table:table-row table:style-name="ro1">
          <table:table-cell/>
          <table:table-cell table:formula="of:=CONCATENATE([.C3];&quot;H&quot;;[.D3];&quot;T-&quot;;[.E3];&quot;-events&quot;)" office:value-type="string" office:string-value="2H5T-100-events">
            <text:p>2H5T-100-ev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style-name="ce1" office:value-type="float" office:value="91.3333333333333">
            <text:p>91</text:p>
          </table:table-cell>
          <table:table-cell office:value-type="float" office:value="0">
            <text:p>0</text:p>
          </table:table-cell>
          <table:table-cell table:style-name="ce1" table:formula="of:=[.E3]-[.F3]" office:value-type="float" office:value="8.6666666666667">
            <text:p>9</text:p>
          </table:table-cell>
          <table:table-cell office:value-type="float" office:value="71.0089666666667">
            <text:p>71.01</text:p>
          </table:table-cell>
          <table:table-cell office:value-type="float" office:value="119.012">
            <text:p>119.01</text:p>
          </table:table-cell>
        </table:table-row>
        <table:table-row table:style-name="ro1">
          <table:table-cell/>
          <table:table-cell table:formula="of:=CONCATENATE([.C4];&quot;H&quot;;[.D4];&quot;T-&quot;;[.E4];&quot;-events&quot;)" office:value-type="string" office:string-value="2H5T-200-events">
            <text:p>2H5T-200-ev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table:style-name="ce1" table:formula="of:=[.E4]-[.F4]" office:value-type="float" office:value="16">
            <text:p>16</text:p>
          </table:table-cell>
          <table:table-cell office:value-type="float" office:value="82.7544666666667">
            <text:p>82.75</text:p>
          </table:table-cell>
          <table:table-cell office:value-type="float" office:value="187.920333333333">
            <text:p>187.92</text:p>
          </table:table-cell>
        </table:table-row>
        <table:table-row table:style-name="ro1">
          <table:table-cell/>
          <table:table-cell table:formula="of:=CONCATENATE([.C5];&quot;H&quot;;[.D5];&quot;T-&quot;;[.E5];&quot;-events&quot;)" office:value-type="string" office:string-value="2H5T-500-events">
            <text:p>2H5T-500-ev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468">
            <text:p>468</text:p>
          </table:table-cell>
          <table:table-cell table:style-name="ce1" office:value-type="float" office:value="46.6666666666667">
            <text:p>47</text:p>
          </table:table-cell>
          <table:table-cell table:style-name="ce1" table:formula="of:=[.E5]-[.F5]" office:value-type="float" office:value="32">
            <text:p>32</text:p>
          </table:table-cell>
          <table:table-cell office:value-type="float" office:value="187.878333333333">
            <text:p>187.88</text:p>
          </table:table-cell>
          <table:table-cell office:value-type="float" office:value="241.514666666667">
            <text:p>241.51</text:p>
          </table:table-cell>
        </table:table-row>
        <table:table-row table:style-name="ro1">
          <table:table-cell/>
          <table:table-cell table:formula="of:=CONCATENATE([.C6];&quot;H&quot;;[.D6];&quot;T-&quot;;[.E6];&quot;-events&quot;)" office:value-type="string" office:string-value="3H6T-500-events">
            <text:p>3H6T-500-event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table:style-name="ce1" office:value-type="float" office:value="470.666666666667">
            <text:p>471</text:p>
          </table:table-cell>
          <table:table-cell table:style-name="ce1" office:value-type="float" office:value="0.666666666666667">
            <text:p>1</text:p>
          </table:table-cell>
          <table:table-cell table:style-name="ce1" table:formula="of:=[.E6]-[.F6]" office:value-type="float" office:value="29.333333333333">
            <text:p>29</text:p>
          </table:table-cell>
          <table:table-cell office:value-type="float" office:value="115.826333333333">
            <text:p>115.83</text:p>
          </table:table-cell>
          <table:table-cell office:value-type="float" office:value="291.189333333333">
            <text:p>291.19</text:p>
          </table:table-cell>
        </table:table-row>
        <table:table-row table:style-name="ro1">
          <table:table-cell/>
          <table:table-cell table:formula="of:=CONCATENATE([.C7];&quot;H&quot;;[.D7];&quot;T-&quot;;[.E7];&quot;-events&quot;)" office:value-type="string" office:string-value="3H7T-500-events">
            <text:p>3H7T-500-event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table:style-name="ce1" office:value-type="float" office:value="462.666666666667">
            <text:p>463</text:p>
          </table:table-cell>
          <table:table-cell table:style-name="ce1" office:value-type="float" office:value="0.333333333333333">
            <text:p>0</text:p>
          </table:table-cell>
          <table:table-cell table:style-name="ce1" table:formula="of:=[.E7]-[.F7]" office:value-type="float" office:value="37.333333333333">
            <text:p>37</text:p>
          </table:table-cell>
          <table:table-cell office:value-type="float" office:value="96.6610666666667">
            <text:p>96.66</text:p>
          </table:table-cell>
          <table:table-cell office:value-type="float" office:value="319.473666666667">
            <text:p>319.47</text:p>
          </table:table-cell>
        </table:table-row>
        <table:table-row table:style-name="ro1">
          <table:table-cell/>
          <table:table-cell table:formula="of:=CONCATENATE([.C8];&quot;H&quot;;[.D8];&quot;T-&quot;;[.E8];&quot;-events&quot;)" office:value-type="string" office:string-value="3H7T-750-events">
            <text:p>3H7T-750-event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table:style-name="ce1" office:value-type="float" office:value="700.333333333333">
            <text:p>700</text:p>
          </table:table-cell>
          <table:table-cell table:style-name="ce1" office:value-type="float" office:value="27.6666666666667">
            <text:p>28</text:p>
          </table:table-cell>
          <table:table-cell table:style-name="ce1" table:formula="of:=[.E8]-[.F8]" office:value-type="float" office:value="49.666666666667">
            <text:p>50</text:p>
          </table:table-cell>
          <table:table-cell office:value-type="float" office:value="154.529666666667">
            <text:p>154.53</text:p>
          </table:table-cell>
          <table:table-cell office:value-type="float" office:value="342.73">
            <text:p>342.73</text:p>
          </table:table-cell>
        </table:table-row>
        <table:table-row table:style-name="ro1">
          <table:table-cell/>
          <table:table-cell table:formula="of:=CONCATENATE([.C9];&quot;H&quot;;[.D9];&quot;T-&quot;;[.E9];&quot;-events&quot;)" office:value-type="string" office:string-value="4H8T-750-events">
            <text:p>4H8T-750-event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694">
            <text:p>694</text:p>
          </table:table-cell>
          <table:table-cell office:value-type="float" office:value="1">
            <text:p>1</text:p>
          </table:table-cell>
          <table:table-cell table:style-name="ce1" table:formula="of:=[.E9]-[.F9]" office:value-type="float" office:value="56">
            <text:p>56</text:p>
          </table:table-cell>
          <table:table-cell office:value-type="float" office:value="102.5802">
            <text:p>102.58</text:p>
          </table:table-cell>
          <table:table-cell office:value-type="float" office:value="390.586666666667">
            <text:p>390.59</text:p>
          </table:table-cell>
        </table:table-row>
        <table:table-row table:style-name="ro1">
          <table:table-cell/>
          <table:table-cell table:formula="of:=CONCATENATE([.C10];&quot;H&quot;;[.D10];&quot;T-&quot;;[.E10];&quot;-events&quot;)" office:value-type="string" office:string-value="4H9T-1000-events">
            <text:p>4H9T-1000-event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table:style-name="ce1" office:value-type="float" office:value="933.666666666667">
            <text:p>934</text:p>
          </table:table-cell>
          <table:table-cell office:value-type="float" office:value="17">
            <text:p>17</text:p>
          </table:table-cell>
          <table:table-cell table:style-name="ce1" table:formula="of:=[.E10]-[.F10]" office:value-type="float" office:value="66.333333333333">
            <text:p>66</text:p>
          </table:table-cell>
          <table:table-cell office:value-type="float" office:value="132.881333333333">
            <text:p>132.88</text:p>
          </table:table-cell>
          <table:table-cell office:value-type="float" office:value="438.098333333333">
            <text:p>438.10</text:p>
          </table:table-cell>
        </table:table-row>
        <table:table-row table:style-name="ro1">
          <table:table-cell/>
          <table:table-cell table:formula="of:=CONCATENATE([.C11];&quot;H&quot;;[.D11];&quot;T-&quot;;[.E11];&quot;-events&quot;)" office:value-type="string" office:string-value="5H10T-1000-events">
            <text:p>5H10T-1000-event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935">
            <text:p>935</text:p>
          </table:table-cell>
          <table:table-cell table:style-name="ce1" office:value-type="float" office:value="0.333333333333333">
            <text:p>0</text:p>
          </table:table-cell>
          <table:table-cell table:style-name="ce1" table:formula="of:=[.E11]-[.F11]" office:value-type="float" office:value="65">
            <text:p>65</text:p>
          </table:table-cell>
          <table:table-cell office:value-type="float" office:value="92.647">
            <text:p>92.65</text:p>
          </table:table-cell>
          <table:table-cell office:value-type="float" office:value="487.351666666667">
            <text:p>487.35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50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un Detail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Run#</text:p>
          </table:table-cell>
          <table:table-cell office:value-type="string">
            <text:p>#OfEvents</text:p>
          </table:table-cell>
          <table:table-cell office:value-type="string">
            <text:p>MDCNodeType</text:p>
          </table:table-cell>
          <table:table-cell office:value-type="string">
            <text:p>NumberEventsCaptured</text:p>
          </table:table-cell>
          <table:table-cell office:value-type="string">
            <text:p>ExpiredEvents</text:p>
          </table:table-cell>
          <table:table-cell office:value-type="string">
            <text:p>MinResponseTime(s)</text:p>
          </table:table-cell>
          <table:table-cell office:value-type="string">
            <text:p>MaxResponseTime(s)</text:p>
          </table:table-cell>
          <table:table-cell office:value-type="string">
            <text:p>AvgResponseTime(s)</text:p>
          </table:table-cell>
          <table:table-cell office:value-type="string">
            <text:p>TotalDistanceTraveled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H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.0927">
            <text:p>27.0927</text:p>
          </table:table-cell>
          <table:table-cell office:value-type="float" office:value="112.319">
            <text:p>112.319</text:p>
          </table:table-cell>
          <table:table-cell office:value-type="float" office:value="73.1133">
            <text:p>73.1133</text:p>
          </table:table-cell>
          <table:table-cell office:value-type="float" office:value="4612">
            <text:p>46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H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9523">
            <text:p>22.9523</text:p>
          </table:table-cell>
          <table:table-cell office:value-type="float" office:value="209.872">
            <text:p>209.872</text:p>
          </table:table-cell>
          <table:table-cell office:value-type="float" office:value="109.489">
            <text:p>109.489</text:p>
          </table:table-cell>
          <table:table-cell office:value-type="float" office:value="7360">
            <text:p>73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T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.7318">
            <text:p>17.7318</text:p>
          </table:table-cell>
          <table:table-cell office:value-type="float" office:value="136.184">
            <text:p>136.184</text:p>
          </table:table-cell>
          <table:table-cell office:value-type="float" office:value="73.0817">
            <text:p>73.0817</text:p>
          </table:table-cell>
          <table:table-cell office:value-type="float" office:value="10887">
            <text:p>108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T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2.0432">
            <text:p>32.0432</text:p>
          </table:table-cell>
          <table:table-cell office:value-type="float" office:value="109.271">
            <text:p>109.271</text:p>
          </table:table-cell>
          <table:table-cell office:value-type="float" office:value="69.6239">
            <text:p>69.6239</text:p>
          </table:table-cell>
          <table:table-cell office:value-type="float" office:value="10746">
            <text:p>107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T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5.0945">
            <text:p>45.0945</text:p>
          </table:table-cell>
          <table:table-cell office:value-type="float" office:value="100.019">
            <text:p>100.019</text:p>
          </table:table-cell>
          <table:table-cell office:value-type="float" office:value="65.5965">
            <text:p>65.5965</text:p>
          </table:table-cell>
          <table:table-cell office:value-type="float" office:value="9976">
            <text:p>99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T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.2925">
            <text:p>25.2925</text:p>
          </table:table-cell>
          <table:table-cell office:value-type="float" office:value="96.3096">
            <text:p>96.3096</text:p>
          </table:table-cell>
          <table:table-cell office:value-type="float" office:value="63.6468">
            <text:p>63.6468</text:p>
          </table:table-cell>
          <table:table-cell office:value-type="float" office:value="10026">
            <text:p>100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T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.6625">
            <text:p>24.6625</text:p>
          </table:table-cell>
          <table:table-cell office:value-type="float" office:value="127.543">
            <text:p>127.543</text:p>
          </table:table-cell>
          <table:table-cell office:value-type="float" office:value="79.177">
            <text:p>79.177</text:p>
          </table:table-cell>
          <table:table-cell office:value-type="float" office:value="9425">
            <text:p>94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3.4331">
            <text:p>73.4331</text:p>
          </table:table-cell>
          <table:table-cell office:value-type="float" office:value="63032">
            <text:p>63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H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.6229">
            <text:p>28.6229</text:p>
          </table:table-cell>
          <table:table-cell office:value-type="float" office:value="144.914">
            <text:p>144.914</text:p>
          </table:table-cell>
          <table:table-cell office:value-type="float" office:value="70.9811">
            <text:p>70.9811</text:p>
          </table:table-cell>
          <table:table-cell office:value-type="float" office:value="7886">
            <text:p>7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H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.495">
            <text:p>50.495</text:p>
          </table:table-cell>
          <table:table-cell office:value-type="float" office:value="104.5">
            <text:p>104.5</text:p>
          </table:table-cell>
          <table:table-cell office:value-type="float" office:value="83.3123">
            <text:p>83.3123</text:p>
          </table:table-cell>
          <table:table-cell office:value-type="float" office:value="9256">
            <text:p>9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T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4.2934">
            <text:p>34.2934</text:p>
          </table:table-cell>
          <table:table-cell office:value-type="float" office:value="197.3">
            <text:p>197.3</text:p>
          </table:table-cell>
          <table:table-cell office:value-type="float" office:value="92.4932">
            <text:p>92.4932</text:p>
          </table:table-cell>
          <table:table-cell office:value-type="float" office:value="10276">
            <text:p>10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T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6.3636">
            <text:p>36.3636</text:p>
          </table:table-cell>
          <table:table-cell office:value-type="float" office:value="122.142">
            <text:p>122.142</text:p>
          </table:table-cell>
          <table:table-cell office:value-type="float" office:value="81.8182">
            <text:p>81.8182</text:p>
          </table:table-cell>
          <table:table-cell office:value-type="float" office:value="10908">
            <text:p>10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T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.342">
            <text:p>20.342</text:p>
          </table:table-cell>
          <table:table-cell office:value-type="float" office:value="94.5095">
            <text:p>94.5095</text:p>
          </table:table-cell>
          <table:table-cell office:value-type="float" office:value="59.9562">
            <text:p>59.9562</text:p>
          </table:table-cell>
          <table:table-cell office:value-type="float" office:value="11504">
            <text:p>11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T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.2133">
            <text:p>33.2133</text:p>
          </table:table-cell>
          <table:table-cell office:value-type="float" office:value="79.0279">
            <text:p>79.0279</text:p>
          </table:table-cell>
          <table:table-cell office:value-type="float" office:value="58.6842">
            <text:p>58.6842</text:p>
          </table:table-cell>
          <table:table-cell office:value-type="float" office:value="10499">
            <text:p>10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T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1.6022">
            <text:p>21.6022</text:p>
          </table:table-cell>
          <table:table-cell office:value-type="float" office:value="134.58">
            <text:p>134.58</text:p>
          </table:table-cell>
          <table:table-cell office:value-type="float" office:value="71.5948">
            <text:p>71.5948</text:p>
          </table:table-cell>
          <table:table-cell office:value-type="float" office:value="10378">
            <text:p>10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.3397">
            <text:p>71.3397</text:p>
          </table:table-cell>
          <table:table-cell office:value-type="float" office:value="70707">
            <text:p>707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H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.3816">
            <text:p>16.3816</text:p>
          </table:table-cell>
          <table:table-cell office:value-type="float" office:value="141.764">
            <text:p>141.764</text:p>
          </table:table-cell>
          <table:table-cell office:value-type="float" office:value="48.2598">
            <text:p>48.2598</text:p>
          </table:table-cell>
          <table:table-cell office:value-type="float" office:value="6434">
            <text:p>64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H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.441">
            <text:p>10.441</text:p>
          </table:table-cell>
          <table:table-cell office:value-type="float" office:value="198.92">
            <text:p>198.92</text:p>
          </table:table-cell>
          <table:table-cell office:value-type="float" office:value="80.4807">
            <text:p>80.4807</text:p>
          </table:table-cell>
          <table:table-cell office:value-type="float" office:value="8734">
            <text:p>87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T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8.3348">
            <text:p>48.3348</text:p>
          </table:table-cell>
          <table:table-cell office:value-type="float" office:value="114.202">
            <text:p>114.202</text:p>
          </table:table-cell>
          <table:table-cell office:value-type="float" office:value="84.1299">
            <text:p>84.1299</text:p>
          </table:table-cell>
          <table:table-cell office:value-type="float" office:value="10750">
            <text:p>107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T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.2025">
            <text:p>25.2025</text:p>
          </table:table-cell>
          <table:table-cell office:value-type="float" office:value="70.6571">
            <text:p>70.6571</text:p>
          </table:table-cell>
          <table:table-cell office:value-type="float" office:value="50.1836">
            <text:p>50.1836</text:p>
          </table:table-cell>
          <table:table-cell office:value-type="float" office:value="11964">
            <text:p>119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T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4.2934">
            <text:p>34.2934</text:p>
          </table:table-cell>
          <table:table-cell office:value-type="float" office:value="109.771">
            <text:p>109.771</text:p>
          </table:table-cell>
          <table:table-cell office:value-type="float" office:value="72.3847">
            <text:p>72.3847</text:p>
          </table:table-cell>
          <table:table-cell office:value-type="float" office:value="11179">
            <text:p>111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T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8.1458">
            <text:p>58.1458</text:p>
          </table:table-cell>
          <table:table-cell office:value-type="float" office:value="186.409">
            <text:p>186.409</text:p>
          </table:table-cell>
          <table:table-cell office:value-type="float" office:value="98.6679">
            <text:p>98.6679</text:p>
          </table:table-cell>
          <table:table-cell office:value-type="float" office:value="10962">
            <text:p>109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T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0.6069">
            <text:p>40.6069</text:p>
          </table:table-cell>
          <table:table-cell office:value-type="float" office:value="144.014">
            <text:p>144.014</text:p>
          </table:table-cell>
          <table:table-cell office:value-type="float" office:value="81.55">
            <text:p>81.55</text:p>
          </table:table-cell>
          <table:table-cell office:value-type="float" office:value="12029">
            <text:p>120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.942">
            <text:p>70.942</text:p>
          </table:table-cell>
          <table:table-cell office:value-type="float" office:value="72052">
            <text:p>720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H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1.7822">
            <text:p>21.7822</text:p>
          </table:table-cell>
          <table:table-cell office:value-type="float" office:value="166.157">
            <text:p>166.157</text:p>
          </table:table-cell>
          <table:table-cell office:value-type="float" office:value="87.946">
            <text:p>87.946</text:p>
          </table:table-cell>
          <table:table-cell office:value-type="float" office:value="10553">
            <text:p>105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H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.7633">
            <text:p>32.7633</text:p>
          </table:table-cell>
          <table:table-cell office:value-type="float" office:value="246.388">
            <text:p>246.388</text:p>
          </table:table-cell>
          <table:table-cell office:value-type="float" office:value="125.984">
            <text:p>125.984</text:p>
          </table:table-cell>
          <table:table-cell office:value-type="float" office:value="12318">
            <text:p>123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T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3.7624">
            <text:p>23.7624</text:p>
          </table:table-cell>
          <table:table-cell office:value-type="float" office:value="159.856">
            <text:p>159.856</text:p>
          </table:table-cell>
          <table:table-cell office:value-type="float" office:value="66.319">
            <text:p>66.319</text:p>
          </table:table-cell>
          <table:table-cell office:value-type="float" office:value="19588">
            <text:p>195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T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5.7013">
            <text:p>35.7013</text:p>
          </table:table-cell>
          <table:table-cell office:value-type="float" office:value="134.098">
            <text:p>134.098</text:p>
          </table:table-cell>
          <table:table-cell office:value-type="float" office:value="84.5982">
            <text:p>84.5982</text:p>
          </table:table-cell>
          <table:table-cell office:value-type="float" office:value="20425">
            <text:p>204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T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.5518">
            <text:p>17.5518</text:p>
          </table:table-cell>
          <table:table-cell office:value-type="float" office:value="113.951">
            <text:p>113.951</text:p>
          </table:table-cell>
          <table:table-cell office:value-type="float" office:value="60.533">
            <text:p>60.533</text:p>
          </table:table-cell>
          <table:table-cell office:value-type="float" office:value="19289">
            <text:p>192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T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4.7525">
            <text:p>24.7525</text:p>
          </table:table-cell>
          <table:table-cell office:value-type="float" office:value="218.453">
            <text:p>218.453</text:p>
          </table:table-cell>
          <table:table-cell office:value-type="float" office:value="77.5147">
            <text:p>77.5147</text:p>
          </table:table-cell>
          <table:table-cell office:value-type="float" office:value="19973">
            <text:p>199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T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.8119">
            <text:p>18.8119</text:p>
          </table:table-cell>
          <table:table-cell office:value-type="float" office:value="145.437">
            <text:p>145.437</text:p>
          </table:table-cell>
          <table:table-cell office:value-type="float" office:value="67.115">
            <text:p>67.115</text:p>
          </table:table-cell>
          <table:table-cell office:value-type="float" office:value="19979">
            <text:p>199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5.4968">
            <text:p>75.4968</text:p>
          </table:table-cell>
          <table:table-cell office:value-type="float" office:value="122125">
            <text:p>1221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H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0.7831">
            <text:p>30.7831</text:p>
          </table:table-cell>
          <table:table-cell office:value-type="float" office:value="191.539">
            <text:p>191.539</text:p>
          </table:table-cell>
          <table:table-cell office:value-type="float" office:value="95.9369">
            <text:p>95.9369</text:p>
          </table:table-cell>
          <table:table-cell office:value-type="float" office:value="11278">
            <text:p>112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H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.733">
            <text:p>16.733</text:p>
          </table:table-cell>
          <table:table-cell office:value-type="float" office:value="136.887">
            <text:p>136.887</text:p>
          </table:table-cell>
          <table:table-cell office:value-type="float" office:value="68.4396">
            <text:p>68.4396</text:p>
          </table:table-cell>
          <table:table-cell office:value-type="float" office:value="12643">
            <text:p>126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T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9.964">
            <text:p>39.964</text:p>
          </table:table-cell>
          <table:table-cell office:value-type="float" office:value="129.859">
            <text:p>129.859</text:p>
          </table:table-cell>
          <table:table-cell office:value-type="float" office:value="76.7113">
            <text:p>76.7113</text:p>
          </table:table-cell>
          <table:table-cell office:value-type="float" office:value="20575">
            <text:p>205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T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3.5734">
            <text:p>33.5734</text:p>
          </table:table-cell>
          <table:table-cell office:value-type="float" office:value="142.304">
            <text:p>142.304</text:p>
          </table:table-cell>
          <table:table-cell office:value-type="float" office:value="72.1872">
            <text:p>72.1872</text:p>
          </table:table-cell>
          <table:table-cell office:value-type="float" office:value="20852">
            <text:p>208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T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.4014">
            <text:p>14.4014</text:p>
          </table:table-cell>
          <table:table-cell office:value-type="float" office:value="102.741">
            <text:p>102.741</text:p>
          </table:table-cell>
          <table:table-cell office:value-type="float" office:value="66.3409">
            <text:p>66.3409</text:p>
          </table:table-cell>
          <table:table-cell office:value-type="float" office:value="19723">
            <text:p>197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T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.5221">
            <text:p>20.5221</text:p>
          </table:table-cell>
          <table:table-cell office:value-type="float" office:value="161.174">
            <text:p>161.174</text:p>
          </table:table-cell>
          <table:table-cell office:value-type="float" office:value="65.3955">
            <text:p>65.3955</text:p>
          </table:table-cell>
          <table:table-cell office:value-type="float" office:value="19434">
            <text:p>194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T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.066">
            <text:p>13.066</text:p>
          </table:table-cell>
          <table:table-cell office:value-type="float" office:value="157.922">
            <text:p>157.922</text:p>
          </table:table-cell>
          <table:table-cell office:value-type="float" office:value="60.4868">
            <text:p>60.4868</text:p>
          </table:table-cell>
          <table:table-cell office:value-type="float" office:value="20183">
            <text:p>201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.5877">
            <text:p>69.5877</text:p>
          </table:table-cell>
          <table:table-cell office:value-type="float" office:value="124688">
            <text:p>1246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H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.50045">
            <text:p>4.50045</text:p>
          </table:table-cell>
          <table:table-cell office:value-type="float" office:value="141.584">
            <text:p>141.584</text:p>
          </table:table-cell>
          <table:table-cell office:value-type="float" office:value="64.495">
            <text:p>64.495</text:p>
          </table:table-cell>
          <table:table-cell office:value-type="float" office:value="12396">
            <text:p>123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H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9.0729">
            <text:p>29.0729</text:p>
          </table:table-cell>
          <table:table-cell office:value-type="float" office:value="163.726">
            <text:p>163.726</text:p>
          </table:table-cell>
          <table:table-cell office:value-type="float" office:value="73.4473">
            <text:p>73.4473</text:p>
          </table:table-cell>
          <table:table-cell office:value-type="float" office:value="11424">
            <text:p>114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T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.252">
            <text:p>20.252</text:p>
          </table:table-cell>
          <table:table-cell office:value-type="float" office:value="98.1904">
            <text:p>98.1904</text:p>
          </table:table-cell>
          <table:table-cell office:value-type="float" office:value="61.2533">
            <text:p>61.2533</text:p>
          </table:table-cell>
          <table:table-cell office:value-type="float" office:value="17056">
            <text:p>170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T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.3519">
            <text:p>19.3519</text:p>
          </table:table-cell>
          <table:table-cell office:value-type="float" office:value="96.8705">
            <text:p>96.8705</text:p>
          </table:table-cell>
          <table:table-cell office:value-type="float" office:value="59.9339">
            <text:p>59.9339</text:p>
          </table:table-cell>
          <table:table-cell office:value-type="float" office:value="17308">
            <text:p>173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T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.48178">
            <text:p>9.48178</text:p>
          </table:table-cell>
          <table:table-cell office:value-type="float" office:value="142.319">
            <text:p>142.319</text:p>
          </table:table-cell>
          <table:table-cell office:value-type="float" office:value="65.7812">
            <text:p>65.7812</text:p>
          </table:table-cell>
          <table:table-cell office:value-type="float" office:value="16969">
            <text:p>169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T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0.423">
            <text:p>30.423</text:p>
          </table:table-cell>
          <table:table-cell office:value-type="float" office:value="169.757">
            <text:p>169.757</text:p>
          </table:table-cell>
          <table:table-cell office:value-type="float" office:value="76.2936">
            <text:p>76.2936</text:p>
          </table:table-cell>
          <table:table-cell office:value-type="float" office:value="16880">
            <text:p>168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T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.7318">
            <text:p>17.7318</text:p>
          </table:table-cell>
          <table:table-cell office:value-type="float" office:value="168.265">
            <text:p>168.265</text:p>
          </table:table-cell>
          <table:table-cell office:value-type="float" office:value="77.9602">
            <text:p>77.9602</text:p>
          </table:table-cell>
          <table:table-cell office:value-type="float" office:value="18190">
            <text:p>181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.9424">
            <text:p>67.9424</text:p>
          </table:table-cell>
          <table:table-cell office:value-type="float" office:value="110223">
            <text:p>1102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H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1.5842">
            <text:p>41.5842</text:p>
          </table:table-cell>
          <table:table-cell office:value-type="float" office:value="191.089">
            <text:p>191.089</text:p>
          </table:table-cell>
          <table:table-cell office:value-type="float" office:value="112.774">
            <text:p>112.774</text:p>
          </table:table-cell>
          <table:table-cell office:value-type="float" office:value="23797">
            <text:p>237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H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.802">
            <text:p>19.802</text:p>
          </table:table-cell>
          <table:table-cell office:value-type="float" office:value="194.281">
            <text:p>194.281</text:p>
          </table:table-cell>
          <table:table-cell office:value-type="float" office:value="100.203">
            <text:p>100.203</text:p>
          </table:table-cell>
          <table:table-cell office:value-type="float" office:value="22889">
            <text:p>22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T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4.7615">
            <text:p>14.7615</text:p>
          </table:table-cell>
          <table:table-cell office:value-type="float" office:value="98.6157">
            <text:p>98.6157</text:p>
          </table:table-cell>
          <table:table-cell office:value-type="float" office:value="67.3999">
            <text:p>67.3999</text:p>
          </table:table-cell>
          <table:table-cell office:value-type="float" office:value="27900">
            <text:p>279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T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9.4614">
            <text:p>29.4614</text:p>
          </table:table-cell>
          <table:table-cell office:value-type="float" office:value="141.244">
            <text:p>141.244</text:p>
          </table:table-cell>
          <table:table-cell office:value-type="float" office:value="76.6361">
            <text:p>76.6361</text:p>
          </table:table-cell>
          <table:table-cell office:value-type="float" office:value="28719">
            <text:p>287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T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5.0315">
            <text:p>15.0315</text:p>
          </table:table-cell>
          <table:table-cell office:value-type="float" office:value="218.21">
            <text:p>218.21</text:p>
          </table:table-cell>
          <table:table-cell office:value-type="float" office:value="84.5889">
            <text:p>84.5889</text:p>
          </table:table-cell>
          <table:table-cell office:value-type="float" office:value="28904">
            <text:p>289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T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.2025">
            <text:p>25.2025</text:p>
          </table:table-cell>
          <table:table-cell office:value-type="float" office:value="252.101">
            <text:p>252.101</text:p>
          </table:table-cell>
          <table:table-cell office:value-type="float" office:value="96.7337">
            <text:p>96.7337</text:p>
          </table:table-cell>
          <table:table-cell office:value-type="float" office:value="28719">
            <text:p>287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T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.7111">
            <text:p>10.7111</text:p>
          </table:table-cell>
          <table:table-cell office:value-type="float" office:value="166.049">
            <text:p>166.049</text:p>
          </table:table-cell>
          <table:table-cell office:value-type="float" office:value="66.9442">
            <text:p>66.9442</text:p>
          </table:table-cell>
          <table:table-cell office:value-type="float" office:value="28360">
            <text:p>2836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/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3.2903">
            <text:p>83.2903</text:p>
          </table:table-cell>
          <table:table-cell office:value-type="float" office:value="189288">
            <text:p>1892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H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.5914">
            <text:p>13.5914</text:p>
          </table:table-cell>
          <table:table-cell office:value-type="float" office:value="234.398">
            <text:p>234.398</text:p>
          </table:table-cell>
          <table:table-cell office:value-type="float" office:value="102.485">
            <text:p>102.485</text:p>
          </table:table-cell>
          <table:table-cell office:value-type="float" office:value="22559">
            <text:p>225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H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.5053">
            <text:p>11.5053</text:p>
          </table:table-cell>
          <table:table-cell office:value-type="float" office:value="242.091">
            <text:p>242.091</text:p>
          </table:table-cell>
          <table:table-cell office:value-type="float" office:value="100.023">
            <text:p>100.023</text:p>
          </table:table-cell>
          <table:table-cell office:value-type="float" office:value="24861">
            <text:p>248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T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.6427">
            <text:p>26.6427</text:p>
          </table:table-cell>
          <table:table-cell office:value-type="float" office:value="151.307">
            <text:p>151.307</text:p>
          </table:table-cell>
          <table:table-cell office:value-type="float" office:value="72.1308">
            <text:p>72.1308</text:p>
          </table:table-cell>
          <table:table-cell office:value-type="float" office:value="29400">
            <text:p>294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T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7.508">
            <text:p>17.508</text:p>
          </table:table-cell>
          <table:table-cell office:value-type="float" office:value="192.844">
            <text:p>192.844</text:p>
          </table:table-cell>
          <table:table-cell office:value-type="float" office:value="81.9818">
            <text:p>81.9818</text:p>
          </table:table-cell>
          <table:table-cell office:value-type="float" office:value="29596">
            <text:p>295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T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2.1332">
            <text:p>32.1332</text:p>
          </table:table-cell>
          <table:table-cell office:value-type="float" office:value="147.766">
            <text:p>147.766</text:p>
          </table:table-cell>
          <table:table-cell office:value-type="float" office:value="82.1688">
            <text:p>82.1688</text:p>
          </table:table-cell>
          <table:table-cell office:value-type="float" office:value="28030">
            <text:p>2803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T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6.3676">
            <text:p>26.3676</text:p>
          </table:table-cell>
          <table:table-cell office:value-type="float" office:value="193.801">
            <text:p>193.801</text:p>
          </table:table-cell>
          <table:table-cell office:value-type="float" office:value="89.4206">
            <text:p>89.4206</text:p>
          </table:table-cell>
          <table:table-cell office:value-type="float" office:value="28662">
            <text:p>286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T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.322">
            <text:p>13.322</text:p>
          </table:table-cell>
          <table:table-cell office:value-type="float" office:value="146.799">
            <text:p>146.799</text:p>
          </table:table-cell>
          <table:table-cell office:value-type="float" office:value="63.0631">
            <text:p>63.0631</text:p>
          </table:table-cell>
          <table:table-cell office:value-type="float" office:value="28932">
            <text:p>289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/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.6549">
            <text:p>82.6549</text:p>
          </table:table-cell>
          <table:table-cell office:value-type="float" office:value="192040">
            <text:p>1920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string">
            <text:p>H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.7417">
            <text:p>16.7417</text:p>
          </table:table-cell>
          <table:table-cell office:value-type="float" office:value="234.912">
            <text:p>234.912</text:p>
          </table:table-cell>
          <table:table-cell office:value-type="float" office:value="79.8859">
            <text:p>79.8859</text:p>
          </table:table-cell>
          <table:table-cell office:value-type="float" office:value="23972">
            <text:p>239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string">
            <text:p>H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9.613">
            <text:p>29.613</text:p>
          </table:table-cell>
          <table:table-cell office:value-type="float" office:value="160.513">
            <text:p>160.513</text:p>
          </table:table-cell>
          <table:table-cell office:value-type="float" office:value="96.7279">
            <text:p>96.7279</text:p>
          </table:table-cell>
          <table:table-cell office:value-type="float" office:value="23474">
            <text:p>234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string">
            <text:p>T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1.6922">
            <text:p>21.6922</text:p>
          </table:table-cell>
          <table:table-cell office:value-type="float" office:value="115.842">
            <text:p>115.842</text:p>
          </table:table-cell>
          <table:table-cell office:value-type="float" office:value="74.685">
            <text:p>74.685</text:p>
          </table:table-cell>
          <table:table-cell office:value-type="float" office:value="27223">
            <text:p>272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string">
            <text:p>T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3.5824">
            <text:p>23.5824</text:p>
          </table:table-cell>
          <table:table-cell office:value-type="float" office:value="293.004">
            <text:p>293.004</text:p>
          </table:table-cell>
          <table:table-cell office:value-type="float" office:value="84.4171">
            <text:p>84.4171</text:p>
          </table:table-cell>
          <table:table-cell office:value-type="float" office:value="27171">
            <text:p>2717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string">
            <text:p>T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.5518">
            <text:p>17.5518</text:p>
          </table:table-cell>
          <table:table-cell office:value-type="float" office:value="112.474">
            <text:p>112.474</text:p>
          </table:table-cell>
          <table:table-cell office:value-type="float" office:value="69.9028">
            <text:p>69.9028</text:p>
          </table:table-cell>
          <table:table-cell office:value-type="float" office:value="26644">
            <text:p>266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string">
            <text:p>T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.31797">
            <text:p>5.31797</text:p>
          </table:table-cell>
          <table:table-cell office:value-type="float" office:value="232.155">
            <text:p>232.155</text:p>
          </table:table-cell>
          <table:table-cell office:value-type="float" office:value="86.1641">
            <text:p>86.1641</text:p>
          </table:table-cell>
          <table:table-cell office:value-type="float" office:value="27470">
            <text:p>274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string">
            <text:p>T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9.883">
            <text:p>29.883</text:p>
          </table:table-cell>
          <table:table-cell office:value-type="float" office:value="272.336">
            <text:p>272.336</text:p>
          </table:table-cell>
          <table:table-cell office:value-type="float" office:value="86.9916">
            <text:p>86.9916</text:p>
          </table:table-cell>
          <table:table-cell office:value-type="float" office:value="26479">
            <text:p>264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/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.3182">
            <text:p>82.3182</text:p>
          </table:table-cell>
          <table:table-cell office:value-type="float" office:value="182433">
            <text:p>18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H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7.0461">
            <text:p>57.0461</text:p>
          </table:table-cell>
          <table:table-cell office:value-type="float" office:value="909.145">
            <text:p>909.145</text:p>
          </table:table-cell>
          <table:table-cell office:value-type="float" office:value="220.403">
            <text:p>220.403</text:p>
          </table:table-cell>
          <table:table-cell office:value-type="float" office:value="34036">
            <text:p>340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H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0.17225">
            <text:p>0.17225</text:p>
          </table:table-cell>
          <table:table-cell office:value-type="float" office:value="722.799">
            <text:p>722.799</text:p>
          </table:table-cell>
          <table:table-cell office:value-type="float" office:value="188.852">
            <text:p>188.852</text:p>
          </table:table-cell>
          <table:table-cell office:value-type="float" office:value="32704">
            <text:p>327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T1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18.6849">
            <text:p>18.6849</text:p>
          </table:table-cell>
          <table:table-cell office:value-type="float" office:value="595.89">
            <text:p>595.89</text:p>
          </table:table-cell>
          <table:table-cell office:value-type="float" office:value="191.189">
            <text:p>191.189</text:p>
          </table:table-cell>
          <table:table-cell office:value-type="float" office:value="34703">
            <text:p>347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T2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23.6836">
            <text:p>23.6836</text:p>
          </table:table-cell>
          <table:table-cell office:value-type="float" office:value="406.906">
            <text:p>406.906</text:p>
          </table:table-cell>
          <table:table-cell office:value-type="float" office:value="197.919">
            <text:p>197.919</text:p>
          </table:table-cell>
          <table:table-cell office:value-type="float" office:value="35389">
            <text:p>353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T3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20.8124">
            <text:p>20.8124</text:p>
          </table:table-cell>
          <table:table-cell office:value-type="float" office:value="823.497">
            <text:p>823.497</text:p>
          </table:table-cell>
          <table:table-cell office:value-type="float" office:value="189.408">
            <text:p>189.408</text:p>
          </table:table-cell>
          <table:table-cell office:value-type="float" office:value="33829">
            <text:p>338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T4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27.8538">
            <text:p>27.8538</text:p>
          </table:table-cell>
          <table:table-cell office:value-type="float" office:value="475.243">
            <text:p>475.243</text:p>
          </table:table-cell>
          <table:table-cell office:value-type="float" office:value="211.242">
            <text:p>211.242</text:p>
          </table:table-cell>
          <table:table-cell office:value-type="float" office:value="34786">
            <text:p>347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T5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19.1069">
            <text:p>19.1069</text:p>
          </table:table-cell>
          <table:table-cell office:value-type="float" office:value="551.419">
            <text:p>551.419</text:p>
          </table:table-cell>
          <table:table-cell office:value-type="float" office:value="192.651">
            <text:p>192.651</text:p>
          </table:table-cell>
          <table:table-cell office:value-type="float" office:value="35940">
            <text:p>359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/>
          <table:table-cell office:value-type="float" office:value="470">
            <text:p>470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197.849">
            <text:p>197.849</text:p>
          </table:table-cell>
          <table:table-cell office:value-type="float" office:value="241387">
            <text:p>2413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string">
            <text:p>H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5.0796">
            <text:p>25.0796</text:p>
          </table:table-cell>
          <table:table-cell office:value-type="float" office:value="660.681">
            <text:p>660.681</text:p>
          </table:table-cell>
          <table:table-cell office:value-type="float" office:value="207.725">
            <text:p>207.725</text:p>
          </table:table-cell>
          <table:table-cell office:value-type="float" office:value="35906">
            <text:p>359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string">
            <text:p>H2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8.47282">
            <text:p>8.47282</text:p>
          </table:table-cell>
          <table:table-cell office:value-type="float" office:value="625.564">
            <text:p>625.564</text:p>
          </table:table-cell>
          <table:table-cell office:value-type="float" office:value="152.234">
            <text:p>152.234</text:p>
          </table:table-cell>
          <table:table-cell office:value-type="float" office:value="34597">
            <text:p>3459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string">
            <text:p>T1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4.881">
            <text:p>24.881</text:p>
          </table:table-cell>
          <table:table-cell office:value-type="float" office:value="494.515">
            <text:p>494.515</text:p>
          </table:table-cell>
          <table:table-cell office:value-type="float" office:value="197.218">
            <text:p>197.218</text:p>
          </table:table-cell>
          <table:table-cell office:value-type="float" office:value="34889">
            <text:p>3488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string">
            <text:p>T2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20.3008">
            <text:p>20.3008</text:p>
          </table:table-cell>
          <table:table-cell office:value-type="float" office:value="492.589">
            <text:p>492.589</text:p>
          </table:table-cell>
          <table:table-cell office:value-type="float" office:value="192.863">
            <text:p>192.863</text:p>
          </table:table-cell>
          <table:table-cell office:value-type="float" office:value="33811">
            <text:p>338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string">
            <text:p>T3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10.7585">
            <text:p>10.7585</text:p>
          </table:table-cell>
          <table:table-cell office:value-type="float" office:value="413.622">
            <text:p>413.622</text:p>
          </table:table-cell>
          <table:table-cell office:value-type="float" office:value="187.504">
            <text:p>187.504</text:p>
          </table:table-cell>
          <table:table-cell office:value-type="float" office:value="34682">
            <text:p>346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string">
            <text:p>T4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3.11855">
            <text:p>3.11855</text:p>
          </table:table-cell>
          <table:table-cell office:value-type="float" office:value="602.362">
            <text:p>602.362</text:p>
          </table:table-cell>
          <table:table-cell office:value-type="float" office:value="175.197">
            <text:p>175.197</text:p>
          </table:table-cell>
          <table:table-cell office:value-type="float" office:value="34494">
            <text:p>344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string">
            <text:p>T5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25.2591">
            <text:p>25.2591</text:p>
          </table:table-cell>
          <table:table-cell office:value-type="float" office:value="622.004">
            <text:p>622.004</text:p>
          </table:table-cell>
          <table:table-cell office:value-type="float" office:value="194.247">
            <text:p>194.247</text:p>
          </table:table-cell>
          <table:table-cell office:value-type="float" office:value="33444">
            <text:p>334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/>
          <table:table-cell office:value-type="float" office:value="465">
            <text:p>46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186.176">
            <text:p>186.176</text:p>
          </table:table-cell>
          <table:table-cell office:value-type="float" office:value="241823">
            <text:p>2418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string">
            <text:p>H1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4.1286">
            <text:p>24.1286</text:p>
          </table:table-cell>
          <table:table-cell office:value-type="float" office:value="667.497">
            <text:p>667.497</text:p>
          </table:table-cell>
          <table:table-cell office:value-type="float" office:value="191.669">
            <text:p>191.669</text:p>
          </table:table-cell>
          <table:table-cell office:value-type="float" office:value="33913">
            <text:p>339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string">
            <text:p>H2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4.2538">
            <text:p>14.2538</text:p>
          </table:table-cell>
          <table:table-cell office:value-type="float" office:value="646.61">
            <text:p>646.61</text:p>
          </table:table-cell>
          <table:table-cell office:value-type="float" office:value="174.786">
            <text:p>174.786</text:p>
          </table:table-cell>
          <table:table-cell office:value-type="float" office:value="36236">
            <text:p>362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string">
            <text:p>T1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6.66567">
            <text:p>6.66567</text:p>
          </table:table-cell>
          <table:table-cell office:value-type="float" office:value="641.049">
            <text:p>641.049</text:p>
          </table:table-cell>
          <table:table-cell office:value-type="float" office:value="187.664">
            <text:p>187.664</text:p>
          </table:table-cell>
          <table:table-cell office:value-type="float" office:value="34104">
            <text:p>341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string">
            <text:p>T2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8.1846">
            <text:p>18.1846</text:p>
          </table:table-cell>
          <table:table-cell office:value-type="float" office:value="523.839">
            <text:p>523.839</text:p>
          </table:table-cell>
          <table:table-cell office:value-type="float" office:value="186.94">
            <text:p>186.94</text:p>
          </table:table-cell>
          <table:table-cell office:value-type="float" office:value="34255">
            <text:p>342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string">
            <text:p>T3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1.219">
            <text:p>21.219</text:p>
          </table:table-cell>
          <table:table-cell office:value-type="float" office:value="840.917">
            <text:p>840.917</text:p>
          </table:table-cell>
          <table:table-cell office:value-type="float" office:value="183.168">
            <text:p>183.168</text:p>
          </table:table-cell>
          <table:table-cell office:value-type="float" office:value="35178">
            <text:p>351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string">
            <text:p>T4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13.5353">
            <text:p>13.5353</text:p>
          </table:table-cell>
          <table:table-cell office:value-type="float" office:value="510.612">
            <text:p>510.612</text:p>
          </table:table-cell>
          <table:table-cell office:value-type="float" office:value="182.887">
            <text:p>182.887</text:p>
          </table:table-cell>
          <table:table-cell office:value-type="float" office:value="33400">
            <text:p>334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office:value-type="string">
            <text:p>T5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19.9878">
            <text:p>19.9878</text:p>
          </table:table-cell>
          <table:table-cell office:value-type="float" office:value="615.549">
            <text:p>615.549</text:p>
          </table:table-cell>
          <table:table-cell office:value-type="float" office:value="152.81">
            <text:p>152.81</text:p>
          </table:table-cell>
          <table:table-cell office:value-type="float" office:value="34248">
            <text:p>342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/>
          <table:table-cell office:value-type="float" office:value="469">
            <text:p>469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179.61">
            <text:p>179.61</text:p>
          </table:table-cell>
          <table:table-cell office:value-type="float" office:value="241334">
            <text:p>2413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string">
            <text:p>H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.3411">
            <text:p>11.3411</text:p>
          </table:table-cell>
          <table:table-cell office:value-type="float" office:value="291.133">
            <text:p>291.133</text:p>
          </table:table-cell>
          <table:table-cell office:value-type="float" office:value="129.227">
            <text:p>129.227</text:p>
          </table:table-cell>
          <table:table-cell office:value-type="float" office:value="30642">
            <text:p>306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string">
            <text:p>H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.93336">
            <text:p>8.93336</text:p>
          </table:table-cell>
          <table:table-cell office:value-type="float" office:value="298.316">
            <text:p>298.316</text:p>
          </table:table-cell>
          <table:table-cell office:value-type="float" office:value="112.809">
            <text:p>112.809</text:p>
          </table:table-cell>
          <table:table-cell office:value-type="float" office:value="29756">
            <text:p>297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string">
            <text:p>H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1.7642">
            <text:p>41.7642</text:p>
          </table:table-cell>
          <table:table-cell office:value-type="float" office:value="284.341">
            <text:p>284.341</text:p>
          </table:table-cell>
          <table:table-cell office:value-type="float" office:value="141.072">
            <text:p>141.072</text:p>
          </table:table-cell>
          <table:table-cell office:value-type="float" office:value="30196">
            <text:p>301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string">
            <text:p>T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1.3774">
            <text:p>11.3774</text:p>
          </table:table-cell>
          <table:table-cell office:value-type="float" office:value="268.931">
            <text:p>268.931</text:p>
          </table:table-cell>
          <table:table-cell office:value-type="float" office:value="92.8664">
            <text:p>92.8664</text:p>
          </table:table-cell>
          <table:table-cell office:value-type="float" office:value="32332">
            <text:p>323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string">
            <text:p>T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3.6724">
            <text:p>23.6724</text:p>
          </table:table-cell>
          <table:table-cell office:value-type="float" office:value="218.226">
            <text:p>218.226</text:p>
          </table:table-cell>
          <table:table-cell office:value-type="float" office:value="81.7655">
            <text:p>81.7655</text:p>
          </table:table-cell>
          <table:table-cell office:value-type="float" office:value="32375">
            <text:p>323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string">
            <text:p>T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5.6799">
            <text:p>15.6799</text:p>
          </table:table-cell>
          <table:table-cell office:value-type="float" office:value="294.803">
            <text:p>294.803</text:p>
          </table:table-cell>
          <table:table-cell office:value-type="float" office:value="92.3896">
            <text:p>92.3896</text:p>
          </table:table-cell>
          <table:table-cell office:value-type="float" office:value="32863">
            <text:p>3286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string">
            <text:p>T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4.9792">
            <text:p>14.9792</text:p>
          </table:table-cell>
          <table:table-cell office:value-type="float" office:value="294.344">
            <text:p>294.344</text:p>
          </table:table-cell>
          <table:table-cell office:value-type="float" office:value="99.0338">
            <text:p>99.0338</text:p>
          </table:table-cell>
          <table:table-cell office:value-type="float" office:value="32446">
            <text:p>324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string">
            <text:p>T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.29513">
            <text:p>8.29513</text:p>
          </table:table-cell>
          <table:table-cell office:value-type="float" office:value="261.154">
            <text:p>261.154</text:p>
          </table:table-cell>
          <table:table-cell office:value-type="float" office:value="86.5484">
            <text:p>86.5484</text:p>
          </table:table-cell>
          <table:table-cell office:value-type="float" office:value="34232">
            <text:p>342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string">
            <text:p>T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7.3848">
            <text:p>27.3848</text:p>
          </table:table-cell>
          <table:table-cell office:value-type="float" office:value="291.53">
            <text:p>291.53</text:p>
          </table:table-cell>
          <table:table-cell office:value-type="float" office:value="100.775">
            <text:p>100.775</text:p>
          </table:table-cell>
          <table:table-cell office:value-type="float" office:value="32013">
            <text:p>320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string">
            <text:p>T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4.1528">
            <text:p>14.1528</text:p>
          </table:table-cell>
          <table:table-cell office:value-type="float" office:value="288.037">
            <text:p>288.037</text:p>
          </table:table-cell>
          <table:table-cell office:value-type="float" office:value="101.804">
            <text:p>101.804</text:p>
          </table:table-cell>
          <table:table-cell office:value-type="float" office:value="32329">
            <text:p>3232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.58">
            <text:p>100.58</text:p>
          </table:table-cell>
          <table:table-cell office:value-type="float" office:value="319184">
            <text:p>3191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string">
            <text:p>H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8.5978">
            <text:p>18.5978</text:p>
          </table:table-cell>
          <table:table-cell office:value-type="float" office:value="329.697">
            <text:p>329.697</text:p>
          </table:table-cell>
          <table:table-cell office:value-type="float" office:value="120.649">
            <text:p>120.649</text:p>
          </table:table-cell>
          <table:table-cell office:value-type="float" office:value="27164">
            <text:p>271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string">
            <text:p>H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.50045">
            <text:p>4.50045</text:p>
          </table:table-cell>
          <table:table-cell office:value-type="float" office:value="211.546">
            <text:p>211.546</text:p>
          </table:table-cell>
          <table:table-cell office:value-type="float" office:value="130.166">
            <text:p>130.166</text:p>
          </table:table-cell>
          <table:table-cell office:value-type="float" office:value="30742">
            <text:p>307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string">
            <text:p>H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283.057">
            <text:p>283.057</text:p>
          </table:table-cell>
          <table:table-cell office:value-type="float" office:value="114.473">
            <text:p>114.473</text:p>
          </table:table-cell>
          <table:table-cell office:value-type="float" office:value="32615">
            <text:p>326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string">
            <text:p>T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9.40111">
            <text:p>9.40111</text:p>
          </table:table-cell>
          <table:table-cell office:value-type="float" office:value="276.195">
            <text:p>276.195</text:p>
          </table:table-cell>
          <table:table-cell office:value-type="float" office:value="79.7413">
            <text:p>79.7413</text:p>
          </table:table-cell>
          <table:table-cell office:value-type="float" office:value="33193">
            <text:p>3319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string">
            <text:p>T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0.2129">
            <text:p>30.2129</text:p>
          </table:table-cell>
          <table:table-cell office:value-type="float" office:value="207.984">
            <text:p>207.984</text:p>
          </table:table-cell>
          <table:table-cell office:value-type="float" office:value="75.7951">
            <text:p>75.7951</text:p>
          </table:table-cell>
          <table:table-cell office:value-type="float" office:value="33088">
            <text:p>3308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string">
            <text:p>T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1.1427">
            <text:p>11.1427</text:p>
          </table:table-cell>
          <table:table-cell office:value-type="float" office:value="259.835">
            <text:p>259.835</text:p>
          </table:table-cell>
          <table:table-cell office:value-type="float" office:value="88.1955">
            <text:p>88.1955</text:p>
          </table:table-cell>
          <table:table-cell office:value-type="float" office:value="33608">
            <text:p>336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string">
            <text:p>T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8.7764">
            <text:p>18.7764</text:p>
          </table:table-cell>
          <table:table-cell office:value-type="float" office:value="251.466">
            <text:p>251.466</text:p>
          </table:table-cell>
          <table:table-cell office:value-type="float" office:value="84.0709">
            <text:p>84.0709</text:p>
          </table:table-cell>
          <table:table-cell office:value-type="float" office:value="32882">
            <text:p>3288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string">
            <text:p>T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8.7842">
            <text:p>18.7842</text:p>
          </table:table-cell>
          <table:table-cell office:value-type="float" office:value="275.905">
            <text:p>275.905</text:p>
          </table:table-cell>
          <table:table-cell office:value-type="float" office:value="92.2355">
            <text:p>92.2355</text:p>
          </table:table-cell>
          <table:table-cell office:value-type="float" office:value="33003">
            <text:p>3300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string">
            <text:p>T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1.4201">
            <text:p>11.4201</text:p>
          </table:table-cell>
          <table:table-cell office:value-type="float" office:value="252.019">
            <text:p>252.019</text:p>
          </table:table-cell>
          <table:table-cell office:value-type="float" office:value="85.5389">
            <text:p>85.5389</text:p>
          </table:table-cell>
          <table:table-cell office:value-type="float" office:value="34128">
            <text:p>341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string">
            <text:p>T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4.0683">
            <text:p>24.0683</text:p>
          </table:table-cell>
          <table:table-cell office:value-type="float" office:value="279.418">
            <text:p>279.418</text:p>
          </table:table-cell>
          <table:table-cell office:value-type="float" office:value="97.6476">
            <text:p>97.6476</text:p>
          </table:table-cell>
          <table:table-cell office:value-type="float" office:value="33947">
            <text:p>339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/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2.9677">
            <text:p>92.9677</text:p>
          </table:table-cell>
          <table:table-cell office:value-type="float" office:value="324370">
            <text:p>32437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string">
            <text:p>H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.0108">
            <text:p>8.0108</text:p>
          </table:table-cell>
          <table:table-cell office:value-type="float" office:value="294.656">
            <text:p>294.656</text:p>
          </table:table-cell>
          <table:table-cell office:value-type="float" office:value="134.935">
            <text:p>134.935</text:p>
          </table:table-cell>
          <table:table-cell office:value-type="float" office:value="29505">
            <text:p>295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string">
            <text:p>H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0.6101">
            <text:p>30.6101</text:p>
          </table:table-cell>
          <table:table-cell office:value-type="float" office:value="295.824">
            <text:p>295.824</text:p>
          </table:table-cell>
          <table:table-cell office:value-type="float" office:value="149.567">
            <text:p>149.567</text:p>
          </table:table-cell>
          <table:table-cell office:value-type="float" office:value="29440">
            <text:p>294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string">
            <text:p>H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2.6913">
            <text:p>12.6913</text:p>
          </table:table-cell>
          <table:table-cell office:value-type="float" office:value="294.602">
            <text:p>294.602</text:p>
          </table:table-cell>
          <table:table-cell office:value-type="float" office:value="143.427">
            <text:p>143.427</text:p>
          </table:table-cell>
          <table:table-cell office:value-type="float" office:value="29122">
            <text:p>2912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string">
            <text:p>T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4.1598">
            <text:p>14.1598</text:p>
          </table:table-cell>
          <table:table-cell office:value-type="float" office:value="230.742">
            <text:p>230.742</text:p>
          </table:table-cell>
          <table:table-cell office:value-type="float" office:value="90.5017">
            <text:p>90.5017</text:p>
          </table:table-cell>
          <table:table-cell office:value-type="float" office:value="32869">
            <text:p>3286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string">
            <text:p>T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.3693">
            <text:p>19.3693</text:p>
          </table:table-cell>
          <table:table-cell office:value-type="float" office:value="250.307">
            <text:p>250.307</text:p>
          </table:table-cell>
          <table:table-cell office:value-type="float" office:value="84.3511">
            <text:p>84.3511</text:p>
          </table:table-cell>
          <table:table-cell office:value-type="float" office:value="31900">
            <text:p>319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string">
            <text:p>T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2.6733">
            <text:p>32.6733</text:p>
          </table:table-cell>
          <table:table-cell office:value-type="float" office:value="154.461">
            <text:p>154.461</text:p>
          </table:table-cell>
          <table:table-cell office:value-type="float" office:value="79.8897">
            <text:p>79.8897</text:p>
          </table:table-cell>
          <table:table-cell office:value-type="float" office:value="32586">
            <text:p>325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string">
            <text:p>T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4.3186">
            <text:p>34.3186</text:p>
          </table:table-cell>
          <table:table-cell office:value-type="float" office:value="268.863">
            <text:p>268.863</text:p>
          </table:table-cell>
          <table:table-cell office:value-type="float" office:value="85.2988">
            <text:p>85.2988</text:p>
          </table:table-cell>
          <table:table-cell office:value-type="float" office:value="31826">
            <text:p>318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string">
            <text:p>T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4.6387">
            <text:p>14.6387</text:p>
          </table:table-cell>
          <table:table-cell office:value-type="float" office:value="234.341">
            <text:p>234.341</text:p>
          </table:table-cell>
          <table:table-cell office:value-type="float" office:value="79.3988">
            <text:p>79.3988</text:p>
          </table:table-cell>
          <table:table-cell office:value-type="float" office:value="31986">
            <text:p>319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string">
            <text:p>T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8.0056">
            <text:p>18.0056</text:p>
          </table:table-cell>
          <table:table-cell office:value-type="float" office:value="298.608">
            <text:p>298.608</text:p>
          </table:table-cell>
          <table:table-cell office:value-type="float" office:value="83.4231">
            <text:p>83.4231</text:p>
          </table:table-cell>
          <table:table-cell office:value-type="float" office:value="32392">
            <text:p>323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 office:value-type="string">
            <text:p>T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7.9753">
            <text:p>17.9753</text:p>
          </table:table-cell>
          <table:table-cell office:value-type="float" office:value="272.617">
            <text:p>272.617</text:p>
          </table:table-cell>
          <table:table-cell office:value-type="float" office:value="94.2838">
            <text:p>94.2838</text:p>
          </table:table-cell>
          <table:table-cell office:value-type="float" office:value="33241">
            <text:p>332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0">
            <text:p>500</text:p>
          </table:table-cell>
          <table:table-cell/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6.4355">
            <text:p>96.4355</text:p>
          </table:table-cell>
          <table:table-cell office:value-type="float" office:value="314867">
            <text:p>3148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string">
            <text:p>H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1.8722">
            <text:p>21.8722</text:p>
          </table:table-cell>
          <table:table-cell office:value-type="float" office:value="257.875">
            <text:p>257.875</text:p>
          </table:table-cell>
          <table:table-cell office:value-type="float" office:value="112.228">
            <text:p>112.228</text:p>
          </table:table-cell>
          <table:table-cell office:value-type="float" office:value="31413">
            <text:p>314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string">
            <text:p>H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0.0403">
            <text:p>30.0403</text:p>
          </table:table-cell>
          <table:table-cell office:value-type="float" office:value="324.032">
            <text:p>324.032</text:p>
          </table:table-cell>
          <table:table-cell office:value-type="float" office:value="125.466">
            <text:p>125.466</text:p>
          </table:table-cell>
          <table:table-cell office:value-type="float" office:value="26910">
            <text:p>269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string">
            <text:p>H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.72883">
            <text:p>2.72883</text:p>
          </table:table-cell>
          <table:table-cell office:value-type="float" office:value="275.659">
            <text:p>275.659</text:p>
          </table:table-cell>
          <table:table-cell office:value-type="float" office:value="130.965">
            <text:p>130.965</text:p>
          </table:table-cell>
          <table:table-cell office:value-type="float" office:value="29888">
            <text:p>2988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string">
            <text:p>T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8.3623">
            <text:p>18.3623</text:p>
          </table:table-cell>
          <table:table-cell office:value-type="float" office:value="269.148">
            <text:p>269.148</text:p>
          </table:table-cell>
          <table:table-cell office:value-type="float" office:value="89.9945">
            <text:p>89.9945</text:p>
          </table:table-cell>
          <table:table-cell office:value-type="float" office:value="32691">
            <text:p>326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string">
            <text:p>T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.9615">
            <text:p>20.9615</text:p>
          </table:table-cell>
          <table:table-cell office:value-type="float" office:value="297.482">
            <text:p>297.482</text:p>
          </table:table-cell>
          <table:table-cell office:value-type="float" office:value="111.928">
            <text:p>111.928</text:p>
          </table:table-cell>
          <table:table-cell office:value-type="float" office:value="32178">
            <text:p>3217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string">
            <text:p>T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9.03757">
            <text:p>9.03757</text:p>
          </table:table-cell>
          <table:table-cell office:value-type="float" office:value="297.846">
            <text:p>297.846</text:p>
          </table:table-cell>
          <table:table-cell office:value-type="float" office:value="118.923">
            <text:p>118.923</text:p>
          </table:table-cell>
          <table:table-cell office:value-type="float" office:value="33115">
            <text:p>331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string">
            <text:p>T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0.524">
            <text:p>30.524</text:p>
          </table:table-cell>
          <table:table-cell office:value-type="float" office:value="299.893">
            <text:p>299.893</text:p>
          </table:table-cell>
          <table:table-cell office:value-type="float" office:value="113.396">
            <text:p>113.396</text:p>
          </table:table-cell>
          <table:table-cell office:value-type="float" office:value="32756">
            <text:p>3275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string">
            <text:p>T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4.8171">
            <text:p>14.8171</text:p>
          </table:table-cell>
          <table:table-cell office:value-type="float" office:value="299.978">
            <text:p>299.978</text:p>
          </table:table-cell>
          <table:table-cell office:value-type="float" office:value="114.3">
            <text:p>114.3</text:p>
          </table:table-cell>
          <table:table-cell office:value-type="float" office:value="32933">
            <text:p>329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string">
            <text:p>T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6.6662">
            <text:p>16.6662</text:p>
          </table:table-cell>
          <table:table-cell office:value-type="float" office:value="290.963">
            <text:p>290.963</text:p>
          </table:table-cell>
          <table:table-cell office:value-type="float" office:value="113.591">
            <text:p>113.591</text:p>
          </table:table-cell>
          <table:table-cell office:value-type="float" office:value="32979">
            <text:p>3297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/>
          <table:table-cell office:value-type="float" office:value="463">
            <text:p>46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3.089">
            <text:p>113.089</text:p>
          </table:table-cell>
          <table:table-cell office:value-type="float" office:value="284863">
            <text:p>28486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string">
            <text:p>H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3.4023">
            <text:p>23.4023</text:p>
          </table:table-cell>
          <table:table-cell office:value-type="float" office:value="291.676">
            <text:p>291.676</text:p>
          </table:table-cell>
          <table:table-cell office:value-type="float" office:value="150.249">
            <text:p>150.249</text:p>
          </table:table-cell>
          <table:table-cell office:value-type="float" office:value="31657">
            <text:p>3165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string">
            <text:p>H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.75068">
            <text:p>6.75068</text:p>
          </table:table-cell>
          <table:table-cell office:value-type="float" office:value="264.601">
            <text:p>264.601</text:p>
          </table:table-cell>
          <table:table-cell office:value-type="float" office:value="115.293">
            <text:p>115.293</text:p>
          </table:table-cell>
          <table:table-cell office:value-type="float" office:value="30181">
            <text:p>301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string">
            <text:p>H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.42369">
            <text:p>8.42369</text:p>
          </table:table-cell>
          <table:table-cell office:value-type="float" office:value="285.522">
            <text:p>285.522</text:p>
          </table:table-cell>
          <table:table-cell office:value-type="float" office:value="127.995">
            <text:p>127.995</text:p>
          </table:table-cell>
          <table:table-cell office:value-type="float" office:value="29916">
            <text:p>299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string">
            <text:p>T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1.5411">
            <text:p>21.5411</text:p>
          </table:table-cell>
          <table:table-cell office:value-type="float" office:value="271.126">
            <text:p>271.126</text:p>
          </table:table-cell>
          <table:table-cell office:value-type="float" office:value="95.1212">
            <text:p>95.1212</text:p>
          </table:table-cell>
          <table:table-cell office:value-type="float" office:value="33272">
            <text:p>332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string">
            <text:p>T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.5721">
            <text:p>7.5721</text:p>
          </table:table-cell>
          <table:table-cell office:value-type="float" office:value="283.239">
            <text:p>283.239</text:p>
          </table:table-cell>
          <table:table-cell office:value-type="float" office:value="109.904">
            <text:p>109.904</text:p>
          </table:table-cell>
          <table:table-cell office:value-type="float" office:value="33099">
            <text:p>330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string">
            <text:p>T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0.4443">
            <text:p>30.4443</text:p>
          </table:table-cell>
          <table:table-cell office:value-type="float" office:value="299.702">
            <text:p>299.702</text:p>
          </table:table-cell>
          <table:table-cell office:value-type="float" office:value="129.836">
            <text:p>129.836</text:p>
          </table:table-cell>
          <table:table-cell office:value-type="float" office:value="33473">
            <text:p>334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string">
            <text:p>T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5.6141">
            <text:p>15.6141</text:p>
          </table:table-cell>
          <table:table-cell office:value-type="float" office:value="293.182">
            <text:p>293.182</text:p>
          </table:table-cell>
          <table:table-cell office:value-type="float" office:value="114.416">
            <text:p>114.416</text:p>
          </table:table-cell>
          <table:table-cell office:value-type="float" office:value="33586">
            <text:p>3358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string">
            <text:p>T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.60005">
            <text:p>7.60005</text:p>
          </table:table-cell>
          <table:table-cell office:value-type="float" office:value="284.12">
            <text:p>284.12</text:p>
          </table:table-cell>
          <table:table-cell office:value-type="float" office:value="107.97">
            <text:p>107.97</text:p>
          </table:table-cell>
          <table:table-cell office:value-type="float" office:value="34449">
            <text:p>344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office:value-type="string">
            <text:p>T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1.9114">
            <text:p>21.9114</text:p>
          </table:table-cell>
          <table:table-cell office:value-type="float" office:value="299.607">
            <text:p>299.607</text:p>
          </table:table-cell>
          <table:table-cell office:value-type="float" office:value="133.462">
            <text:p>133.462</text:p>
          </table:table-cell>
          <table:table-cell office:value-type="float" office:value="33462">
            <text:p>3346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/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18.702">
            <text:p>118.702</text:p>
          </table:table-cell>
          <table:table-cell office:value-type="float" office:value="293095">
            <text:p>2930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string">
            <text:p>H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3.5914">
            <text:p>13.5914</text:p>
          </table:table-cell>
          <table:table-cell office:value-type="float" office:value="220.612">
            <text:p>220.612</text:p>
          </table:table-cell>
          <table:table-cell office:value-type="float" office:value="94.1009">
            <text:p>94.1009</text:p>
          </table:table-cell>
          <table:table-cell office:value-type="float" office:value="29483">
            <text:p>294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string">
            <text:p>H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8.03763">
            <text:p>8.03763</text:p>
          </table:table-cell>
          <table:table-cell office:value-type="float" office:value="299.583">
            <text:p>299.583</text:p>
          </table:table-cell>
          <table:table-cell office:value-type="float" office:value="110.679">
            <text:p>110.679</text:p>
          </table:table-cell>
          <table:table-cell office:value-type="float" office:value="30639">
            <text:p>306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string">
            <text:p>H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8.7669">
            <text:p>68.7669</text:p>
          </table:table-cell>
          <table:table-cell office:value-type="float" office:value="329.788">
            <text:p>329.788</text:p>
          </table:table-cell>
          <table:table-cell office:value-type="float" office:value="145.024">
            <text:p>145.024</text:p>
          </table:table-cell>
          <table:table-cell office:value-type="float" office:value="26991">
            <text:p>269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string">
            <text:p>T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9.83496">
            <text:p>9.83496</text:p>
          </table:table-cell>
          <table:table-cell office:value-type="float" office:value="289.515">
            <text:p>289.515</text:p>
          </table:table-cell>
          <table:table-cell office:value-type="float" office:value="112.127">
            <text:p>112.127</text:p>
          </table:table-cell>
          <table:table-cell office:value-type="float" office:value="34127">
            <text:p>3412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string">
            <text:p>T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3.4014">
            <text:p>23.4014</text:p>
          </table:table-cell>
          <table:table-cell office:value-type="float" office:value="297.499">
            <text:p>297.499</text:p>
          </table:table-cell>
          <table:table-cell office:value-type="float" office:value="118.181">
            <text:p>118.181</text:p>
          </table:table-cell>
          <table:table-cell office:value-type="float" office:value="36412">
            <text:p>364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string">
            <text:p>T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0.0417">
            <text:p>20.0417</text:p>
          </table:table-cell>
          <table:table-cell office:value-type="float" office:value="293.752">
            <text:p>293.752</text:p>
          </table:table-cell>
          <table:table-cell office:value-type="float" office:value="112.317">
            <text:p>112.317</text:p>
          </table:table-cell>
          <table:table-cell office:value-type="float" office:value="34150">
            <text:p>341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string">
            <text:p>T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0.8284">
            <text:p>10.8284</text:p>
          </table:table-cell>
          <table:table-cell office:value-type="float" office:value="296.502">
            <text:p>296.502</text:p>
          </table:table-cell>
          <table:table-cell office:value-type="float" office:value="110.819">
            <text:p>110.819</text:p>
          </table:table-cell>
          <table:table-cell office:value-type="float" office:value="33805">
            <text:p>338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string">
            <text:p>T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3.7937">
            <text:p>13.7937</text:p>
          </table:table-cell>
          <table:table-cell office:value-type="float" office:value="296.883">
            <text:p>296.883</text:p>
          </table:table-cell>
          <table:table-cell office:value-type="float" office:value="121.742">
            <text:p>121.742</text:p>
          </table:table-cell>
          <table:table-cell office:value-type="float" office:value="35430">
            <text:p>354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string">
            <text:p>T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8.2974">
            <text:p>18.2974</text:p>
          </table:table-cell>
          <table:table-cell office:value-type="float" office:value="293.124">
            <text:p>293.124</text:p>
          </table:table-cell>
          <table:table-cell office:value-type="float" office:value="126.188">
            <text:p>126.188</text:p>
          </table:table-cell>
          <table:table-cell office:value-type="float" office:value="34573">
            <text:p>3457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5.688">
            <text:p>115.688</text:p>
          </table:table-cell>
          <table:table-cell office:value-type="float" office:value="295610">
            <text:p>2956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 office:value-type="string">
            <text:p>H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.8026">
            <text:p>15.8026</text:p>
          </table:table-cell>
          <table:table-cell office:value-type="float" office:value="267.584">
            <text:p>267.584</text:p>
          </table:table-cell>
          <table:table-cell office:value-type="float" office:value="122.073">
            <text:p>122.073</text:p>
          </table:table-cell>
          <table:table-cell office:value-type="float" office:value="33203">
            <text:p>3320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 office:value-type="string">
            <text:p>H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6.4263">
            <text:p>26.4263</text:p>
          </table:table-cell>
          <table:table-cell office:value-type="float" office:value="270.365">
            <text:p>270.365</text:p>
          </table:table-cell>
          <table:table-cell office:value-type="float" office:value="126.186">
            <text:p>126.186</text:p>
          </table:table-cell>
          <table:table-cell office:value-type="float" office:value="33753">
            <text:p>3375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 office:value-type="string">
            <text:p>H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.28509">
            <text:p>5.28509</text:p>
          </table:table-cell>
          <table:table-cell office:value-type="float" office:value="295.078">
            <text:p>295.078</text:p>
          </table:table-cell>
          <table:table-cell office:value-type="float" office:value="103.801">
            <text:p>103.801</text:p>
          </table:table-cell>
          <table:table-cell office:value-type="float" office:value="32555">
            <text:p>325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 office:value-type="string">
            <text:p>T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9.319">
            <text:p>19.319</text:p>
          </table:table-cell>
          <table:table-cell office:value-type="float" office:value="322.768">
            <text:p>322.768</text:p>
          </table:table-cell>
          <table:table-cell office:value-type="float" office:value="122.814">
            <text:p>122.814</text:p>
          </table:table-cell>
          <table:table-cell office:value-type="float" office:value="35121">
            <text:p>351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 office:value-type="string">
            <text:p>T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1.3572">
            <text:p>11.3572</text:p>
          </table:table-cell>
          <table:table-cell office:value-type="float" office:value="331.947">
            <text:p>331.947</text:p>
          </table:table-cell>
          <table:table-cell office:value-type="float" office:value="133.613">
            <text:p>133.613</text:p>
          </table:table-cell>
          <table:table-cell office:value-type="float" office:value="35116">
            <text:p>351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 office:value-type="string">
            <text:p>T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.14479">
            <text:p>2.14479</text:p>
          </table:table-cell>
          <table:table-cell office:value-type="float" office:value="440.285">
            <text:p>440.285</text:p>
          </table:table-cell>
          <table:table-cell office:value-type="float" office:value="114.547">
            <text:p>114.547</text:p>
          </table:table-cell>
          <table:table-cell office:value-type="float" office:value="37224">
            <text:p>372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 office:value-type="string">
            <text:p>T4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5.03024">
            <text:p>5.03024</text:p>
          </table:table-cell>
          <table:table-cell office:value-type="float" office:value="332.994">
            <text:p>332.994</text:p>
          </table:table-cell>
          <table:table-cell office:value-type="float" office:value="130.419">
            <text:p>130.419</text:p>
          </table:table-cell>
          <table:table-cell office:value-type="float" office:value="34330">
            <text:p>3433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 office:value-type="string">
            <text:p>T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.75287">
            <text:p>2.75287</text:p>
          </table:table-cell>
          <table:table-cell office:value-type="float" office:value="302.837">
            <text:p>302.837</text:p>
          </table:table-cell>
          <table:table-cell office:value-type="float" office:value="123.864">
            <text:p>123.864</text:p>
          </table:table-cell>
          <table:table-cell office:value-type="float" office:value="34721">
            <text:p>347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 office:value-type="string">
            <text:p>T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2.9496">
            <text:p>12.9496</text:p>
          </table:table-cell>
          <table:table-cell office:value-type="float" office:value="413.751">
            <text:p>413.751</text:p>
          </table:table-cell>
          <table:table-cell office:value-type="float" office:value="141.325">
            <text:p>141.325</text:p>
          </table:table-cell>
          <table:table-cell office:value-type="float" office:value="34296">
            <text:p>342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 office:value-type="string">
            <text:p>T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14.6588">
            <text:p>14.6588</text:p>
          </table:table-cell>
          <table:table-cell office:value-type="float" office:value="386.252">
            <text:p>386.252</text:p>
          </table:table-cell>
          <table:table-cell office:value-type="float" office:value="132.6">
            <text:p>132.6</text:p>
          </table:table-cell>
          <table:table-cell office:value-type="float" office:value="33963">
            <text:p>3396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/>
          <table:table-cell office:value-type="float" office:value="701">
            <text:p>70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26.153">
            <text:p>126.153</text:p>
          </table:table-cell>
          <table:table-cell office:value-type="float" office:value="344282">
            <text:p>3442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  <table:table-cell office:value-type="string">
            <text:p>H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8.577">
            <text:p>18.577</text:p>
          </table:table-cell>
          <table:table-cell office:value-type="float" office:value="488.433">
            <text:p>488.433</text:p>
          </table:table-cell>
          <table:table-cell office:value-type="float" office:value="151.557">
            <text:p>151.557</text:p>
          </table:table-cell>
          <table:table-cell office:value-type="float" office:value="31015">
            <text:p>310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  <table:table-cell office:value-type="string">
            <text:p>H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8.6877">
            <text:p>18.6877</text:p>
          </table:table-cell>
          <table:table-cell office:value-type="float" office:value="456.54">
            <text:p>456.54</text:p>
          </table:table-cell>
          <table:table-cell office:value-type="float" office:value="156.56">
            <text:p>156.56</text:p>
          </table:table-cell>
          <table:table-cell office:value-type="float" office:value="31314">
            <text:p>313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  <table:table-cell office:value-type="string">
            <text:p>H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7.20072">
            <text:p>7.20072</text:p>
          </table:table-cell>
          <table:table-cell office:value-type="float" office:value="368.707">
            <text:p>368.707</text:p>
          </table:table-cell>
          <table:table-cell office:value-type="float" office:value="152.033">
            <text:p>152.033</text:p>
          </table:table-cell>
          <table:table-cell office:value-type="float" office:value="31558">
            <text:p>315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  <table:table-cell office:value-type="string">
            <text:p>T1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7.6423">
            <text:p>17.6423</text:p>
          </table:table-cell>
          <table:table-cell office:value-type="float" office:value="429.716">
            <text:p>429.716</text:p>
          </table:table-cell>
          <table:table-cell office:value-type="float" office:value="173.157">
            <text:p>173.157</text:p>
          </table:table-cell>
          <table:table-cell office:value-type="float" office:value="34289">
            <text:p>342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  <table:table-cell office:value-type="string">
            <text:p>T2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22.4776">
            <text:p>22.4776</text:p>
          </table:table-cell>
          <table:table-cell office:value-type="float" office:value="663.147">
            <text:p>663.147</text:p>
          </table:table-cell>
          <table:table-cell office:value-type="float" office:value="179.131">
            <text:p>179.131</text:p>
          </table:table-cell>
          <table:table-cell office:value-type="float" office:value="34400">
            <text:p>344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  <table:table-cell office:value-type="string">
            <text:p>T3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6.0005">
            <text:p>26.0005</text:p>
          </table:table-cell>
          <table:table-cell office:value-type="float" office:value="1092.16">
            <text:p>1092.16</text:p>
          </table:table-cell>
          <table:table-cell office:value-type="float" office:value="167.155">
            <text:p>167.155</text:p>
          </table:table-cell>
          <table:table-cell office:value-type="float" office:value="33144">
            <text:p>331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  <table:table-cell office:value-type="string">
            <text:p>T4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6.26048">
            <text:p>6.26048</text:p>
          </table:table-cell>
          <table:table-cell office:value-type="float" office:value="774.189">
            <text:p>774.189</text:p>
          </table:table-cell>
          <table:table-cell office:value-type="float" office:value="184.049">
            <text:p>184.049</text:p>
          </table:table-cell>
          <table:table-cell office:value-type="float" office:value="34800">
            <text:p>348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  <table:table-cell office:value-type="string">
            <text:p>T5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9.65607">
            <text:p>9.65607</text:p>
          </table:table-cell>
          <table:table-cell office:value-type="float" office:value="638.092">
            <text:p>638.092</text:p>
          </table:table-cell>
          <table:table-cell office:value-type="float" office:value="176.379">
            <text:p>176.379</text:p>
          </table:table-cell>
          <table:table-cell office:value-type="float" office:value="34039">
            <text:p>340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  <table:table-cell office:value-type="string">
            <text:p>T6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14.2214">
            <text:p>14.2214</text:p>
          </table:table-cell>
          <table:table-cell office:value-type="float" office:value="578.543">
            <text:p>578.543</text:p>
          </table:table-cell>
          <table:table-cell office:value-type="float" office:value="162.783">
            <text:p>162.783</text:p>
          </table:table-cell>
          <table:table-cell office:value-type="float" office:value="34031">
            <text:p>340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  <table:table-cell office:value-type="string">
            <text:p>T7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6.1937">
            <text:p>16.1937</text:p>
          </table:table-cell>
          <table:table-cell office:value-type="float" office:value="1110.34">
            <text:p>1110.34</text:p>
          </table:table-cell>
          <table:table-cell office:value-type="float" office:value="212.878">
            <text:p>212.878</text:p>
          </table:table-cell>
          <table:table-cell office:value-type="float" office:value="35115">
            <text:p>351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0">
            <text:p>750</text:p>
          </table:table-cell>
          <table:table-cell/>
          <table:table-cell office:value-type="float" office:value="690">
            <text:p>69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73.836">
            <text:p>173.836</text:p>
          </table:table-cell>
          <table:table-cell office:value-type="float" office:value="333705">
            <text:p>3337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0">
            <text:p>750</text:p>
          </table:table-cell>
          <table:table-cell office:value-type="string">
            <text:p>H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9.991">
            <text:p>9.991</text:p>
          </table:table-cell>
          <table:table-cell office:value-type="float" office:value="600.224">
            <text:p>600.224</text:p>
          </table:table-cell>
          <table:table-cell office:value-type="float" office:value="207.138">
            <text:p>207.138</text:p>
          </table:table-cell>
          <table:table-cell office:value-type="float" office:value="35151">
            <text:p>351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0">
            <text:p>750</text:p>
          </table:table-cell>
          <table:table-cell office:value-type="string">
            <text:p>H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20.089">
            <text:p>20.089</text:p>
          </table:table-cell>
          <table:table-cell office:value-type="float" office:value="436.157">
            <text:p>436.157</text:p>
          </table:table-cell>
          <table:table-cell office:value-type="float" office:value="147.303">
            <text:p>147.303</text:p>
          </table:table-cell>
          <table:table-cell office:value-type="float" office:value="33748">
            <text:p>3374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0">
            <text:p>750</text:p>
          </table:table-cell>
          <table:table-cell office:value-type="string">
            <text:p>H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8.32129">
            <text:p>8.32129</text:p>
          </table:table-cell>
          <table:table-cell office:value-type="float" office:value="354.538">
            <text:p>354.538</text:p>
          </table:table-cell>
          <table:table-cell office:value-type="float" office:value="165.701">
            <text:p>165.701</text:p>
          </table:table-cell>
          <table:table-cell office:value-type="float" office:value="32065">
            <text:p>3206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0">
            <text:p>750</text:p>
          </table:table-cell>
          <table:table-cell office:value-type="string">
            <text:p>T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5.3338">
            <text:p>15.3338</text:p>
          </table:table-cell>
          <table:table-cell office:value-type="float" office:value="414.053">
            <text:p>414.053</text:p>
          </table:table-cell>
          <table:table-cell office:value-type="float" office:value="152.394">
            <text:p>152.394</text:p>
          </table:table-cell>
          <table:table-cell office:value-type="float" office:value="35071">
            <text:p>3507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0">
            <text:p>750</text:p>
          </table:table-cell>
          <table:table-cell office:value-type="string">
            <text:p>T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26.2407">
            <text:p>26.2407</text:p>
          </table:table-cell>
          <table:table-cell office:value-type="float" office:value="322.135">
            <text:p>322.135</text:p>
          </table:table-cell>
          <table:table-cell office:value-type="float" office:value="156.157">
            <text:p>156.157</text:p>
          </table:table-cell>
          <table:table-cell office:value-type="float" office:value="34682">
            <text:p>3468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0">
            <text:p>750</text:p>
          </table:table-cell>
          <table:table-cell office:value-type="string">
            <text:p>T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20.2703">
            <text:p>20.2703</text:p>
          </table:table-cell>
          <table:table-cell office:value-type="float" office:value="322.821">
            <text:p>322.821</text:p>
          </table:table-cell>
          <table:table-cell office:value-type="float" office:value="170.326">
            <text:p>170.326</text:p>
          </table:table-cell>
          <table:table-cell office:value-type="float" office:value="35150">
            <text:p>351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0">
            <text:p>750</text:p>
          </table:table-cell>
          <table:table-cell office:value-type="string">
            <text:p>T4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16.7205">
            <text:p>16.7205</text:p>
          </table:table-cell>
          <table:table-cell office:value-type="float" office:value="392.395">
            <text:p>392.395</text:p>
          </table:table-cell>
          <table:table-cell office:value-type="float" office:value="156.701">
            <text:p>156.701</text:p>
          </table:table-cell>
          <table:table-cell office:value-type="float" office:value="35415">
            <text:p>354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0">
            <text:p>750</text:p>
          </table:table-cell>
          <table:table-cell office:value-type="string">
            <text:p>T5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23.3123">
            <text:p>23.3123</text:p>
          </table:table-cell>
          <table:table-cell office:value-type="float" office:value="609.506">
            <text:p>609.506</text:p>
          </table:table-cell>
          <table:table-cell office:value-type="float" office:value="160.091">
            <text:p>160.091</text:p>
          </table:table-cell>
          <table:table-cell office:value-type="float" office:value="40125">
            <text:p>4012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0">
            <text:p>750</text:p>
          </table:table-cell>
          <table:table-cell office:value-type="string">
            <text:p>T6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7.28165">
            <text:p>7.28165</text:p>
          </table:table-cell>
          <table:table-cell office:value-type="float" office:value="364.847">
            <text:p>364.847</text:p>
          </table:table-cell>
          <table:table-cell office:value-type="float" office:value="171.362">
            <text:p>171.362</text:p>
          </table:table-cell>
          <table:table-cell office:value-type="float" office:value="35176">
            <text:p>351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0">
            <text:p>750</text:p>
          </table:table-cell>
          <table:table-cell office:value-type="string">
            <text:p>T7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5.52824">
            <text:p>5.52824</text:p>
          </table:table-cell>
          <table:table-cell office:value-type="float" office:value="397.342">
            <text:p>397.342</text:p>
          </table:table-cell>
          <table:table-cell office:value-type="float" office:value="168.265">
            <text:p>168.265</text:p>
          </table:table-cell>
          <table:table-cell office:value-type="float" office:value="33620">
            <text:p>336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0">
            <text:p>750</text:p>
          </table:table-cell>
          <table:table-cell/>
          <table:table-cell office:value-type="float" office:value="710">
            <text:p>71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163.6">
            <text:p>163.6</text:p>
          </table:table-cell>
          <table:table-cell office:value-type="float" office:value="350203">
            <text:p>35020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H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.75068">
            <text:p>6.75068</text:p>
          </table:table-cell>
          <table:table-cell office:value-type="float" office:value="289.181">
            <text:p>289.181</text:p>
          </table:table-cell>
          <table:table-cell office:value-type="float" office:value="97.7391">
            <text:p>97.7391</text:p>
          </table:table-cell>
          <table:table-cell office:value-type="float" office:value="31029">
            <text:p>310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H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.6026">
            <text:p>15.6026</text:p>
          </table:table-cell>
          <table:table-cell office:value-type="float" office:value="273.676">
            <text:p>273.676</text:p>
          </table:table-cell>
          <table:table-cell office:value-type="float" office:value="98.192">
            <text:p>98.192</text:p>
          </table:table-cell>
          <table:table-cell office:value-type="float" office:value="31751">
            <text:p>3175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H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6.8489">
            <text:p>16.8489</text:p>
          </table:table-cell>
          <table:table-cell office:value-type="float" office:value="247.256">
            <text:p>247.256</text:p>
          </table:table-cell>
          <table:table-cell office:value-type="float" office:value="117.466">
            <text:p>117.466</text:p>
          </table:table-cell>
          <table:table-cell office:value-type="float" office:value="32722">
            <text:p>327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H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.13128">
            <text:p>6.13128</text:p>
          </table:table-cell>
          <table:table-cell office:value-type="float" office:value="297.158">
            <text:p>297.158</text:p>
          </table:table-cell>
          <table:table-cell office:value-type="float" office:value="92.8702">
            <text:p>92.8702</text:p>
          </table:table-cell>
          <table:table-cell office:value-type="float" office:value="31414">
            <text:p>314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T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4.4277">
            <text:p>14.4277</text:p>
          </table:table-cell>
          <table:table-cell office:value-type="float" office:value="291.372">
            <text:p>291.372</text:p>
          </table:table-cell>
          <table:table-cell office:value-type="float" office:value="88.5672">
            <text:p>88.5672</text:p>
          </table:table-cell>
          <table:table-cell office:value-type="float" office:value="33532">
            <text:p>3353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T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9.45095">
            <text:p>9.45095</text:p>
          </table:table-cell>
          <table:table-cell office:value-type="float" office:value="299.268">
            <text:p>299.268</text:p>
          </table:table-cell>
          <table:table-cell office:value-type="float" office:value="98.5028">
            <text:p>98.5028</text:p>
          </table:table-cell>
          <table:table-cell office:value-type="float" office:value="33909">
            <text:p>3390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T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.65788">
            <text:p>2.65788</text:p>
          </table:table-cell>
          <table:table-cell office:value-type="float" office:value="294.636">
            <text:p>294.636</text:p>
          </table:table-cell>
          <table:table-cell office:value-type="float" office:value="105.234">
            <text:p>105.234</text:p>
          </table:table-cell>
          <table:table-cell office:value-type="float" office:value="32939">
            <text:p>3293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T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.9954">
            <text:p>20.9954</text:p>
          </table:table-cell>
          <table:table-cell office:value-type="float" office:value="293.892">
            <text:p>293.892</text:p>
          </table:table-cell>
          <table:table-cell office:value-type="float" office:value="94.6245">
            <text:p>94.6245</text:p>
          </table:table-cell>
          <table:table-cell office:value-type="float" office:value="32735">
            <text:p>327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T5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4.4792">
            <text:p>14.4792</text:p>
          </table:table-cell>
          <table:table-cell office:value-type="float" office:value="290.607">
            <text:p>290.607</text:p>
          </table:table-cell>
          <table:table-cell office:value-type="float" office:value="99.1971">
            <text:p>99.1971</text:p>
          </table:table-cell>
          <table:table-cell office:value-type="float" office:value="33328">
            <text:p>333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T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1.2486">
            <text:p>11.2486</text:p>
          </table:table-cell>
          <table:table-cell office:value-type="float" office:value="255.942">
            <text:p>255.942</text:p>
          </table:table-cell>
          <table:table-cell office:value-type="float" office:value="99.2898">
            <text:p>99.2898</text:p>
          </table:table-cell>
          <table:table-cell office:value-type="float" office:value="33746">
            <text:p>3374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T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.87385">
            <text:p>2.87385</text:p>
          </table:table-cell>
          <table:table-cell office:value-type="float" office:value="299.217">
            <text:p>299.217</text:p>
          </table:table-cell>
          <table:table-cell office:value-type="float" office:value="99.659">
            <text:p>99.659</text:p>
          </table:table-cell>
          <table:table-cell office:value-type="float" office:value="33441">
            <text:p>334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string">
            <text:p>T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2.8827">
            <text:p>22.8827</text:p>
          </table:table-cell>
          <table:table-cell office:value-type="float" office:value="295.949">
            <text:p>295.949</text:p>
          </table:table-cell>
          <table:table-cell office:value-type="float" office:value="105.721">
            <text:p>105.721</text:p>
          </table:table-cell>
          <table:table-cell office:value-type="float" office:value="33096">
            <text:p>3309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/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9.3044">
            <text:p>99.3044</text:p>
          </table:table-cell>
          <table:table-cell office:value-type="float" office:value="393642">
            <text:p>39364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H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.43465">
            <text:p>9.43465</text:p>
          </table:table-cell>
          <table:table-cell office:value-type="float" office:value="294.026">
            <text:p>294.026</text:p>
          </table:table-cell>
          <table:table-cell office:value-type="float" office:value="102.511">
            <text:p>102.511</text:p>
          </table:table-cell>
          <table:table-cell office:value-type="float" office:value="32323">
            <text:p>3232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H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.532">
            <text:p>19.532</text:p>
          </table:table-cell>
          <table:table-cell office:value-type="float" office:value="282.122">
            <text:p>282.122</text:p>
          </table:table-cell>
          <table:table-cell office:value-type="float" office:value="111.818">
            <text:p>111.818</text:p>
          </table:table-cell>
          <table:table-cell office:value-type="float" office:value="30814">
            <text:p>308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H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3.3061">
            <text:p>23.3061</text:p>
          </table:table-cell>
          <table:table-cell office:value-type="float" office:value="273.119">
            <text:p>273.119</text:p>
          </table:table-cell>
          <table:table-cell office:value-type="float" office:value="102.121">
            <text:p>102.121</text:p>
          </table:table-cell>
          <table:table-cell office:value-type="float" office:value="29990">
            <text:p>299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H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7.20072">
            <text:p>7.20072</text:p>
          </table:table-cell>
          <table:table-cell office:value-type="float" office:value="353.001">
            <text:p>353.001</text:p>
          </table:table-cell>
          <table:table-cell office:value-type="float" office:value="88.0409">
            <text:p>88.0409</text:p>
          </table:table-cell>
          <table:table-cell office:value-type="float" office:value="30451">
            <text:p>3045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T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3.3527">
            <text:p>13.3527</text:p>
          </table:table-cell>
          <table:table-cell office:value-type="float" office:value="277.183">
            <text:p>277.183</text:p>
          </table:table-cell>
          <table:table-cell office:value-type="float" office:value="85.8689">
            <text:p>85.8689</text:p>
          </table:table-cell>
          <table:table-cell office:value-type="float" office:value="32850">
            <text:p>328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T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.1659">
            <text:p>13.1659</text:p>
          </table:table-cell>
          <table:table-cell office:value-type="float" office:value="283.441">
            <text:p>283.441</text:p>
          </table:table-cell>
          <table:table-cell office:value-type="float" office:value="93.1224">
            <text:p>93.1224</text:p>
          </table:table-cell>
          <table:table-cell office:value-type="float" office:value="32616">
            <text:p>326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T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2.1351">
            <text:p>12.1351</text:p>
          </table:table-cell>
          <table:table-cell office:value-type="float" office:value="291.24">
            <text:p>291.24</text:p>
          </table:table-cell>
          <table:table-cell office:value-type="float" office:value="84.0963">
            <text:p>84.0963</text:p>
          </table:table-cell>
          <table:table-cell office:value-type="float" office:value="33478">
            <text:p>3347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T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3.3332">
            <text:p>13.3332</text:p>
          </table:table-cell>
          <table:table-cell office:value-type="float" office:value="296.094">
            <text:p>296.094</text:p>
          </table:table-cell>
          <table:table-cell office:value-type="float" office:value="95.0664">
            <text:p>95.0664</text:p>
          </table:table-cell>
          <table:table-cell office:value-type="float" office:value="33092">
            <text:p>3309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T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3.215">
            <text:p>13.215</text:p>
          </table:table-cell>
          <table:table-cell office:value-type="float" office:value="295.65">
            <text:p>295.65</text:p>
          </table:table-cell>
          <table:table-cell office:value-type="float" office:value="93.7404">
            <text:p>93.7404</text:p>
          </table:table-cell>
          <table:table-cell office:value-type="float" office:value="33213">
            <text:p>332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T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7.6245">
            <text:p>17.6245</text:p>
          </table:table-cell>
          <table:table-cell office:value-type="float" office:value="299.631">
            <text:p>299.631</text:p>
          </table:table-cell>
          <table:table-cell office:value-type="float" office:value="98.575">
            <text:p>98.575</text:p>
          </table:table-cell>
          <table:table-cell office:value-type="float" office:value="33005">
            <text:p>330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T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5.4607">
            <text:p>25.4607</text:p>
          </table:table-cell>
          <table:table-cell office:value-type="float" office:value="299.886">
            <text:p>299.886</text:p>
          </table:table-cell>
          <table:table-cell office:value-type="float" office:value="105.154">
            <text:p>105.154</text:p>
          </table:table-cell>
          <table:table-cell office:value-type="float" office:value="33501">
            <text:p>335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 office:value-type="string">
            <text:p>T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0.2856">
            <text:p>10.2856</text:p>
          </table:table-cell>
          <table:table-cell office:value-type="float" office:value="299.888">
            <text:p>299.888</text:p>
          </table:table-cell>
          <table:table-cell office:value-type="float" office:value="96.8633">
            <text:p>96.8633</text:p>
          </table:table-cell>
          <table:table-cell office:value-type="float" office:value="32857">
            <text:p>3285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0">
            <text:p>750</text:p>
          </table:table-cell>
          <table:table-cell/>
          <table:table-cell office:value-type="float" office:value="687">
            <text:p>68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5.5742">
            <text:p>95.5742</text:p>
          </table:table-cell>
          <table:table-cell office:value-type="float" office:value="388190">
            <text:p>38819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H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7.6366">
            <text:p>37.6366</text:p>
          </table:table-cell>
          <table:table-cell office:value-type="float" office:value="288.051">
            <text:p>288.051</text:p>
          </table:table-cell>
          <table:table-cell office:value-type="float" office:value="120.146">
            <text:p>120.146</text:p>
          </table:table-cell>
          <table:table-cell office:value-type="float" office:value="31513">
            <text:p>315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H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4.0414">
            <text:p>14.0414</text:p>
          </table:table-cell>
          <table:table-cell office:value-type="float" office:value="233.832">
            <text:p>233.832</text:p>
          </table:table-cell>
          <table:table-cell office:value-type="float" office:value="115.705">
            <text:p>115.705</text:p>
          </table:table-cell>
          <table:table-cell office:value-type="float" office:value="31376">
            <text:p>3137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H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8.2132">
            <text:p>18.2132</text:p>
          </table:table-cell>
          <table:table-cell office:value-type="float" office:value="271.631">
            <text:p>271.631</text:p>
          </table:table-cell>
          <table:table-cell office:value-type="float" office:value="115.093">
            <text:p>115.093</text:p>
          </table:table-cell>
          <table:table-cell office:value-type="float" office:value="33736">
            <text:p>337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H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1.0621">
            <text:p>21.0621</text:p>
          </table:table-cell>
          <table:table-cell office:value-type="float" office:value="223.217">
            <text:p>223.217</text:p>
          </table:table-cell>
          <table:table-cell office:value-type="float" office:value="95.9046">
            <text:p>95.9046</text:p>
          </table:table-cell>
          <table:table-cell office:value-type="float" office:value="33486">
            <text:p>3348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T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2.4925">
            <text:p>12.4925</text:p>
          </table:table-cell>
          <table:table-cell office:value-type="float" office:value="329.717">
            <text:p>329.717</text:p>
          </table:table-cell>
          <table:table-cell office:value-type="float" office:value="74.1943">
            <text:p>74.1943</text:p>
          </table:table-cell>
          <table:table-cell office:value-type="float" office:value="29269">
            <text:p>2926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T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2.6757">
            <text:p>12.6757</text:p>
          </table:table-cell>
          <table:table-cell office:value-type="float" office:value="299.175">
            <text:p>299.175</text:p>
          </table:table-cell>
          <table:table-cell office:value-type="float" office:value="100.692">
            <text:p>100.692</text:p>
          </table:table-cell>
          <table:table-cell office:value-type="float" office:value="33602">
            <text:p>336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T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.5251">
            <text:p>25.5251</text:p>
          </table:table-cell>
          <table:table-cell office:value-type="float" office:value="298.465">
            <text:p>298.465</text:p>
          </table:table-cell>
          <table:table-cell office:value-type="float" office:value="122.461">
            <text:p>122.461</text:p>
          </table:table-cell>
          <table:table-cell office:value-type="float" office:value="32662">
            <text:p>3266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T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.78775">
            <text:p>8.78775</text:p>
          </table:table-cell>
          <table:table-cell office:value-type="float" office:value="298.876">
            <text:p>298.876</text:p>
          </table:table-cell>
          <table:table-cell office:value-type="float" office:value="121.113">
            <text:p>121.113</text:p>
          </table:table-cell>
          <table:table-cell office:value-type="float" office:value="32481">
            <text:p>3248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T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1.0655">
            <text:p>11.0655</text:p>
          </table:table-cell>
          <table:table-cell office:value-type="float" office:value="297.872">
            <text:p>297.872</text:p>
          </table:table-cell>
          <table:table-cell office:value-type="float" office:value="113.964">
            <text:p>113.964</text:p>
          </table:table-cell>
          <table:table-cell office:value-type="float" office:value="32435">
            <text:p>3243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T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1.9065">
            <text:p>21.9065</text:p>
          </table:table-cell>
          <table:table-cell office:value-type="float" office:value="294.691">
            <text:p>294.691</text:p>
          </table:table-cell>
          <table:table-cell office:value-type="float" office:value="117.149">
            <text:p>117.149</text:p>
          </table:table-cell>
          <table:table-cell office:value-type="float" office:value="33341">
            <text:p>333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T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30.4281">
            <text:p>30.4281</text:p>
          </table:table-cell>
          <table:table-cell office:value-type="float" office:value="299.586">
            <text:p>299.586</text:p>
          </table:table-cell>
          <table:table-cell office:value-type="float" office:value="117.111">
            <text:p>117.111</text:p>
          </table:table-cell>
          <table:table-cell office:value-type="float" office:value="32656">
            <text:p>3265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 office:value-type="string">
            <text:p>T8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2.4957">
            <text:p>2.4957</text:p>
          </table:table-cell>
          <table:table-cell office:value-type="float" office:value="298.128">
            <text:p>298.128</text:p>
          </table:table-cell>
          <table:table-cell office:value-type="float" office:value="121">
            <text:p>121</text:p>
          </table:table-cell>
          <table:table-cell office:value-type="float" office:value="33371">
            <text:p>3337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0">
            <text:p>750</text:p>
          </table:table-cell>
          <table:table-cell/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2.862">
            <text:p>112.862</text:p>
          </table:table-cell>
          <table:table-cell office:value-type="float" office:value="389928">
            <text:p>38992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H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.18092">
            <text:p>9.18092</text:p>
          </table:table-cell>
          <table:table-cell office:value-type="float" office:value="281.659">
            <text:p>281.659</text:p>
          </table:table-cell>
          <table:table-cell office:value-type="float" office:value="116.918">
            <text:p>116.918</text:p>
          </table:table-cell>
          <table:table-cell office:value-type="float" office:value="33224">
            <text:p>332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H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.991">
            <text:p>9.991</text:p>
          </table:table-cell>
          <table:table-cell office:value-type="float" office:value="299.706">
            <text:p>299.706</text:p>
          </table:table-cell>
          <table:table-cell office:value-type="float" office:value="154.382">
            <text:p>154.382</text:p>
          </table:table-cell>
          <table:table-cell office:value-type="float" office:value="31710">
            <text:p>317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H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.75068">
            <text:p>6.75068</text:p>
          </table:table-cell>
          <table:table-cell office:value-type="float" office:value="443.288">
            <text:p>443.288</text:p>
          </table:table-cell>
          <table:table-cell office:value-type="float" office:value="112.83">
            <text:p>112.83</text:p>
          </table:table-cell>
          <table:table-cell office:value-type="float" office:value="28002">
            <text:p>280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H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.94508">
            <text:p>8.94508</text:p>
          </table:table-cell>
          <table:table-cell office:value-type="float" office:value="297.835">
            <text:p>297.835</text:p>
          </table:table-cell>
          <table:table-cell office:value-type="float" office:value="130.706">
            <text:p>130.706</text:p>
          </table:table-cell>
          <table:table-cell office:value-type="float" office:value="32310">
            <text:p>323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T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6.2017">
            <text:p>16.2017</text:p>
          </table:table-cell>
          <table:table-cell office:value-type="float" office:value="298.048">
            <text:p>298.048</text:p>
          </table:table-cell>
          <table:table-cell office:value-type="float" office:value="97.7064">
            <text:p>97.7064</text:p>
          </table:table-cell>
          <table:table-cell office:value-type="float" office:value="34841">
            <text:p>3484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T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.52078">
            <text:p>3.52078</text:p>
          </table:table-cell>
          <table:table-cell office:value-type="float" office:value="299.825">
            <text:p>299.825</text:p>
          </table:table-cell>
          <table:table-cell office:value-type="float" office:value="103.169">
            <text:p>103.169</text:p>
          </table:table-cell>
          <table:table-cell office:value-type="float" office:value="34418">
            <text:p>344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T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2.0787">
            <text:p>12.0787</text:p>
          </table:table-cell>
          <table:table-cell office:value-type="float" office:value="299.311">
            <text:p>299.311</text:p>
          </table:table-cell>
          <table:table-cell office:value-type="float" office:value="100.134">
            <text:p>100.134</text:p>
          </table:table-cell>
          <table:table-cell office:value-type="float" office:value="34864">
            <text:p>3486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T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3.6872">
            <text:p>13.6872</text:p>
          </table:table-cell>
          <table:table-cell office:value-type="float" office:value="299.597">
            <text:p>299.597</text:p>
          </table:table-cell>
          <table:table-cell office:value-type="float" office:value="113.198">
            <text:p>113.198</text:p>
          </table:table-cell>
          <table:table-cell office:value-type="float" office:value="34651">
            <text:p>3465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T5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4.46123">
            <text:p>4.46123</text:p>
          </table:table-cell>
          <table:table-cell office:value-type="float" office:value="299.895">
            <text:p>299.895</text:p>
          </table:table-cell>
          <table:table-cell office:value-type="float" office:value="112.74">
            <text:p>112.74</text:p>
          </table:table-cell>
          <table:table-cell office:value-type="float" office:value="35115">
            <text:p>351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T6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0.845161">
            <text:p>0.845161</text:p>
          </table:table-cell>
          <table:table-cell office:value-type="float" office:value="297.867">
            <text:p>297.867</text:p>
          </table:table-cell>
          <table:table-cell office:value-type="float" office:value="101.682">
            <text:p>101.682</text:p>
          </table:table-cell>
          <table:table-cell office:value-type="float" office:value="34361">
            <text:p>3436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T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0.0785">
            <text:p>10.0785</text:p>
          </table:table-cell>
          <table:table-cell office:value-type="float" office:value="271.759">
            <text:p>271.759</text:p>
          </table:table-cell>
          <table:table-cell office:value-type="float" office:value="110.725">
            <text:p>110.725</text:p>
          </table:table-cell>
          <table:table-cell office:value-type="float" office:value="34710">
            <text:p>347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T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6.5681">
            <text:p>16.5681</text:p>
          </table:table-cell>
          <table:table-cell office:value-type="float" office:value="299.703">
            <text:p>299.703</text:p>
          </table:table-cell>
          <table:table-cell office:value-type="float" office:value="117.444">
            <text:p>117.444</text:p>
          </table:table-cell>
          <table:table-cell office:value-type="float" office:value="34048">
            <text:p>340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string">
            <text:p>T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6.12265">
            <text:p>6.12265</text:p>
          </table:table-cell>
          <table:table-cell office:value-type="float" office:value="299.766">
            <text:p>299.766</text:p>
          </table:table-cell>
          <table:table-cell office:value-type="float" office:value="116.247">
            <text:p>116.247</text:p>
          </table:table-cell>
          <table:table-cell office:value-type="float" office:value="32913">
            <text:p>329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/>
          <table:table-cell office:value-type="float" office:value="928">
            <text:p>92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11.796">
            <text:p>111.796</text:p>
          </table:table-cell>
          <table:table-cell office:value-type="float" office:value="435167">
            <text:p>4351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H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3.5914">
            <text:p>13.5914</text:p>
          </table:table-cell>
          <table:table-cell office:value-type="float" office:value="378.231">
            <text:p>378.231</text:p>
          </table:table-cell>
          <table:table-cell office:value-type="float" office:value="144.062">
            <text:p>144.062</text:p>
          </table:table-cell>
          <table:table-cell office:value-type="float" office:value="33531">
            <text:p>3353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H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2.5113">
            <text:p>12.5113</text:p>
          </table:table-cell>
          <table:table-cell office:value-type="float" office:value="370.547">
            <text:p>370.547</text:p>
          </table:table-cell>
          <table:table-cell office:value-type="float" office:value="130.585">
            <text:p>130.585</text:p>
          </table:table-cell>
          <table:table-cell office:value-type="float" office:value="33028">
            <text:p>330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H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8.71438">
            <text:p>8.71438</text:p>
          </table:table-cell>
          <table:table-cell office:value-type="float" office:value="459.334">
            <text:p>459.334</text:p>
          </table:table-cell>
          <table:table-cell office:value-type="float" office:value="132.437">
            <text:p>132.437</text:p>
          </table:table-cell>
          <table:table-cell office:value-type="float" office:value="32399">
            <text:p>3239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H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4.9789">
            <text:p>34.9789</text:p>
          </table:table-cell>
          <table:table-cell office:value-type="float" office:value="316.703">
            <text:p>316.703</text:p>
          </table:table-cell>
          <table:table-cell office:value-type="float" office:value="144.544">
            <text:p>144.544</text:p>
          </table:table-cell>
          <table:table-cell office:value-type="float" office:value="32216">
            <text:p>322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T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.27162">
            <text:p>2.27162</text:p>
          </table:table-cell>
          <table:table-cell office:value-type="float" office:value="366.686">
            <text:p>366.686</text:p>
          </table:table-cell>
          <table:table-cell office:value-type="float" office:value="132.114">
            <text:p>132.114</text:p>
          </table:table-cell>
          <table:table-cell office:value-type="float" office:value="34906">
            <text:p>3490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T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9.15453">
            <text:p>9.15453</text:p>
          </table:table-cell>
          <table:table-cell office:value-type="float" office:value="315.615">
            <text:p>315.615</text:p>
          </table:table-cell>
          <table:table-cell office:value-type="float" office:value="138.02">
            <text:p>138.02</text:p>
          </table:table-cell>
          <table:table-cell office:value-type="float" office:value="33815">
            <text:p>3381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T3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7.6612">
            <text:p>17.6612</text:p>
          </table:table-cell>
          <table:table-cell office:value-type="float" office:value="374.613">
            <text:p>374.613</text:p>
          </table:table-cell>
          <table:table-cell office:value-type="float" office:value="122.077">
            <text:p>122.077</text:p>
          </table:table-cell>
          <table:table-cell office:value-type="float" office:value="35726">
            <text:p>3572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T4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20.6067">
            <text:p>20.6067</text:p>
          </table:table-cell>
          <table:table-cell office:value-type="float" office:value="333.618">
            <text:p>333.618</text:p>
          </table:table-cell>
          <table:table-cell office:value-type="float" office:value="143.473">
            <text:p>143.473</text:p>
          </table:table-cell>
          <table:table-cell office:value-type="float" office:value="35028">
            <text:p>350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T5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4.4666">
            <text:p>14.4666</text:p>
          </table:table-cell>
          <table:table-cell office:value-type="float" office:value="519.505">
            <text:p>519.505</text:p>
          </table:table-cell>
          <table:table-cell office:value-type="float" office:value="144.355">
            <text:p>144.355</text:p>
          </table:table-cell>
          <table:table-cell office:value-type="float" office:value="35245">
            <text:p>352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T6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16.8512">
            <text:p>16.8512</text:p>
          </table:table-cell>
          <table:table-cell office:value-type="float" office:value="350.634">
            <text:p>350.634</text:p>
          </table:table-cell>
          <table:table-cell office:value-type="float" office:value="137.261">
            <text:p>137.261</text:p>
          </table:table-cell>
          <table:table-cell office:value-type="float" office:value="34259">
            <text:p>3425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T7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6.0235">
            <text:p>16.0235</text:p>
          </table:table-cell>
          <table:table-cell office:value-type="float" office:value="480.065">
            <text:p>480.065</text:p>
          </table:table-cell>
          <table:table-cell office:value-type="float" office:value="168.858">
            <text:p>168.858</text:p>
          </table:table-cell>
          <table:table-cell office:value-type="float" office:value="34834">
            <text:p>3483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T8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8.6827">
            <text:p>18.6827</text:p>
          </table:table-cell>
          <table:table-cell office:value-type="float" office:value="642.263">
            <text:p>642.263</text:p>
          </table:table-cell>
          <table:table-cell office:value-type="float" office:value="152.214">
            <text:p>152.214</text:p>
          </table:table-cell>
          <table:table-cell office:value-type="float" office:value="33845">
            <text:p>338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T9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23.1491">
            <text:p>23.1491</text:p>
          </table:table-cell>
          <table:table-cell office:value-type="float" office:value="340.74">
            <text:p>340.74</text:p>
          </table:table-cell>
          <table:table-cell office:value-type="float" office:value="144.284">
            <text:p>144.284</text:p>
          </table:table-cell>
          <table:table-cell office:value-type="float" office:value="33089">
            <text:p>3308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/>
          <table:table-cell office:value-type="float" office:value="932">
            <text:p>93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41.98">
            <text:p>141.98</text:p>
          </table:table-cell>
          <table:table-cell office:value-type="float" office:value="441921">
            <text:p>44192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H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1.3411">
            <text:p>11.3411</text:p>
          </table:table-cell>
          <table:table-cell office:value-type="float" office:value="453.252">
            <text:p>453.252</text:p>
          </table:table-cell>
          <table:table-cell office:value-type="float" office:value="154.73">
            <text:p>154.73</text:p>
          </table:table-cell>
          <table:table-cell office:value-type="float" office:value="31204">
            <text:p>3120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H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6.7571">
            <text:p>6.7571</text:p>
          </table:table-cell>
          <table:table-cell office:value-type="float" office:value="524.129">
            <text:p>524.129</text:p>
          </table:table-cell>
          <table:table-cell office:value-type="float" office:value="118.453">
            <text:p>118.453</text:p>
          </table:table-cell>
          <table:table-cell office:value-type="float" office:value="31645">
            <text:p>316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H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2.6913">
            <text:p>12.6913</text:p>
          </table:table-cell>
          <table:table-cell office:value-type="float" office:value="465.261">
            <text:p>465.261</text:p>
          </table:table-cell>
          <table:table-cell office:value-type="float" office:value="136.081">
            <text:p>136.081</text:p>
          </table:table-cell>
          <table:table-cell office:value-type="float" office:value="35055">
            <text:p>3505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H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7.647">
            <text:p>17.647</text:p>
          </table:table-cell>
          <table:table-cell office:value-type="float" office:value="524.267">
            <text:p>524.267</text:p>
          </table:table-cell>
          <table:table-cell office:value-type="float" office:value="148.462">
            <text:p>148.462</text:p>
          </table:table-cell>
          <table:table-cell office:value-type="float" office:value="31554">
            <text:p>3155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T1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14.4052">
            <text:p>14.4052</text:p>
          </table:table-cell>
          <table:table-cell office:value-type="float" office:value="495.167">
            <text:p>495.167</text:p>
          </table:table-cell>
          <table:table-cell office:value-type="float" office:value="138.101">
            <text:p>138.101</text:p>
          </table:table-cell>
          <table:table-cell office:value-type="float" office:value="35394">
            <text:p>3539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T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.3093">
            <text:p>20.3093</text:p>
          </table:table-cell>
          <table:table-cell office:value-type="float" office:value="448.599">
            <text:p>448.599</text:p>
          </table:table-cell>
          <table:table-cell office:value-type="float" office:value="128.963">
            <text:p>128.963</text:p>
          </table:table-cell>
          <table:table-cell office:value-type="float" office:value="34507">
            <text:p>3450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T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9.5416">
            <text:p>19.5416</text:p>
          </table:table-cell>
          <table:table-cell office:value-type="float" office:value="355.703">
            <text:p>355.703</text:p>
          </table:table-cell>
          <table:table-cell office:value-type="float" office:value="147.14">
            <text:p>147.14</text:p>
          </table:table-cell>
          <table:table-cell office:value-type="float" office:value="36288">
            <text:p>362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T4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2.7592">
            <text:p>12.7592</text:p>
          </table:table-cell>
          <table:table-cell office:value-type="float" office:value="374.454">
            <text:p>374.454</text:p>
          </table:table-cell>
          <table:table-cell office:value-type="float" office:value="138.406">
            <text:p>138.406</text:p>
          </table:table-cell>
          <table:table-cell office:value-type="float" office:value="33345">
            <text:p>333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T5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11.7165">
            <text:p>11.7165</text:p>
          </table:table-cell>
          <table:table-cell office:value-type="float" office:value="341.116">
            <text:p>341.116</text:p>
          </table:table-cell>
          <table:table-cell office:value-type="float" office:value="152.616">
            <text:p>152.616</text:p>
          </table:table-cell>
          <table:table-cell office:value-type="float" office:value="34433">
            <text:p>344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T6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7.41049">
            <text:p>7.41049</text:p>
          </table:table-cell>
          <table:table-cell office:value-type="float" office:value="319.562">
            <text:p>319.562</text:p>
          </table:table-cell>
          <table:table-cell office:value-type="float" office:value="145.056">
            <text:p>145.056</text:p>
          </table:table-cell>
          <table:table-cell office:value-type="float" office:value="35484">
            <text:p>3548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T7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21.6922">
            <text:p>21.6922</text:p>
          </table:table-cell>
          <table:table-cell office:value-type="float" office:value="353.314">
            <text:p>353.314</text:p>
          </table:table-cell>
          <table:table-cell office:value-type="float" office:value="148.653">
            <text:p>148.653</text:p>
          </table:table-cell>
          <table:table-cell office:value-type="float" office:value="31231">
            <text:p>3123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T8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24.756">
            <text:p>24.756</text:p>
          </table:table-cell>
          <table:table-cell office:value-type="float" office:value="446.508">
            <text:p>446.508</text:p>
          </table:table-cell>
          <table:table-cell office:value-type="float" office:value="148.276">
            <text:p>148.276</text:p>
          </table:table-cell>
          <table:table-cell office:value-type="float" office:value="32903">
            <text:p>3290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 office:value-type="string">
            <text:p>T9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3.3213">
            <text:p>13.3213</text:p>
          </table:table-cell>
          <table:table-cell office:value-type="float" office:value="379.721">
            <text:p>379.721</text:p>
          </table:table-cell>
          <table:table-cell office:value-type="float" office:value="171.634">
            <text:p>171.634</text:p>
          </table:table-cell>
          <table:table-cell office:value-type="float" office:value="34164">
            <text:p>3416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  <table:table-cell/>
          <table:table-cell office:value-type="float" office:value="941">
            <text:p>941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44.868">
            <text:p>144.868</text:p>
          </table:table-cell>
          <table:table-cell office:value-type="float" office:value="437207">
            <text:p>43720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H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.1525">
            <text:p>14.1525</text:p>
          </table:table-cell>
          <table:table-cell office:value-type="float" office:value="290.591">
            <text:p>290.591</text:p>
          </table:table-cell>
          <table:table-cell office:value-type="float" office:value="102.812">
            <text:p>102.812</text:p>
          </table:table-cell>
          <table:table-cell office:value-type="float" office:value="32405">
            <text:p>324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H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3.4673">
            <text:p>23.4673</text:p>
          </table:table-cell>
          <table:table-cell office:value-type="float" office:value="285.605">
            <text:p>285.605</text:p>
          </table:table-cell>
          <table:table-cell office:value-type="float" office:value="116.665">
            <text:p>116.665</text:p>
          </table:table-cell>
          <table:table-cell office:value-type="float" office:value="31828">
            <text:p>318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H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.34488">
            <text:p>2.34488</text:p>
          </table:table-cell>
          <table:table-cell office:value-type="float" office:value="410.826">
            <text:p>410.826</text:p>
          </table:table-cell>
          <table:table-cell office:value-type="float" office:value="105.911">
            <text:p>105.911</text:p>
          </table:table-cell>
          <table:table-cell office:value-type="float" office:value="25733">
            <text:p>257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H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.70027">
            <text:p>2.70027</text:p>
          </table:table-cell>
          <table:table-cell office:value-type="float" office:value="295.991">
            <text:p>295.991</text:p>
          </table:table-cell>
          <table:table-cell office:value-type="float" office:value="106.047">
            <text:p>106.047</text:p>
          </table:table-cell>
          <table:table-cell office:value-type="float" office:value="31437">
            <text:p>3143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H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1.1611">
            <text:p>11.1611</text:p>
          </table:table-cell>
          <table:table-cell office:value-type="float" office:value="224.845">
            <text:p>224.845</text:p>
          </table:table-cell>
          <table:table-cell office:value-type="float" office:value="94.5293">
            <text:p>94.5293</text:p>
          </table:table-cell>
          <table:table-cell office:value-type="float" office:value="32879">
            <text:p>3287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T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.58104">
            <text:p>4.58104</text:p>
          </table:table-cell>
          <table:table-cell office:value-type="float" office:value="293.007">
            <text:p>293.007</text:p>
          </table:table-cell>
          <table:table-cell office:value-type="float" office:value="85.6803">
            <text:p>85.6803</text:p>
          </table:table-cell>
          <table:table-cell office:value-type="float" office:value="32274">
            <text:p>3227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T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7.4948">
            <text:p>17.4948</text:p>
          </table:table-cell>
          <table:table-cell office:value-type="float" office:value="298.326">
            <text:p>298.326</text:p>
          </table:table-cell>
          <table:table-cell office:value-type="float" office:value="97.4294">
            <text:p>97.4294</text:p>
          </table:table-cell>
          <table:table-cell office:value-type="float" office:value="33250">
            <text:p>332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T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.2305">
            <text:p>4.2305</text:p>
          </table:table-cell>
          <table:table-cell office:value-type="float" office:value="296.999">
            <text:p>296.999</text:p>
          </table:table-cell>
          <table:table-cell office:value-type="float" office:value="104.389">
            <text:p>104.389</text:p>
          </table:table-cell>
          <table:table-cell office:value-type="float" office:value="33770">
            <text:p>3377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T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4.23204">
            <text:p>4.23204</text:p>
          </table:table-cell>
          <table:table-cell office:value-type="float" office:value="253.317">
            <text:p>253.317</text:p>
          </table:table-cell>
          <table:table-cell office:value-type="float" office:value="94.0386">
            <text:p>94.0386</text:p>
          </table:table-cell>
          <table:table-cell office:value-type="float" office:value="32197">
            <text:p>3219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T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6.6058">
            <text:p>26.6058</text:p>
          </table:table-cell>
          <table:table-cell office:value-type="float" office:value="296.403">
            <text:p>296.403</text:p>
          </table:table-cell>
          <table:table-cell office:value-type="float" office:value="102.015">
            <text:p>102.015</text:p>
          </table:table-cell>
          <table:table-cell office:value-type="float" office:value="32902">
            <text:p>3290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T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6.02024">
            <text:p>6.02024</text:p>
          </table:table-cell>
          <table:table-cell office:value-type="float" office:value="298.06">
            <text:p>298.06</text:p>
          </table:table-cell>
          <table:table-cell office:value-type="float" office:value="89.2145">
            <text:p>89.2145</text:p>
          </table:table-cell>
          <table:table-cell office:value-type="float" office:value="33146">
            <text:p>3314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T7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5.9306">
            <text:p>15.9306</text:p>
          </table:table-cell>
          <table:table-cell office:value-type="float" office:value="297.821">
            <text:p>297.821</text:p>
          </table:table-cell>
          <table:table-cell office:value-type="float" office:value="99.341">
            <text:p>99.341</text:p>
          </table:table-cell>
          <table:table-cell office:value-type="float" office:value="33139">
            <text:p>3313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T8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0.4268">
            <text:p>30.4268</text:p>
          </table:table-cell>
          <table:table-cell office:value-type="float" office:value="296.963">
            <text:p>296.963</text:p>
          </table:table-cell>
          <table:table-cell office:value-type="float" office:value="121.139">
            <text:p>121.139</text:p>
          </table:table-cell>
          <table:table-cell office:value-type="float" office:value="33714">
            <text:p>3371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T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2.5273">
            <text:p>12.5273</text:p>
          </table:table-cell>
          <table:table-cell office:value-type="float" office:value="299.458">
            <text:p>299.458</text:p>
          </table:table-cell>
          <table:table-cell office:value-type="float" office:value="108.714">
            <text:p>108.714</text:p>
          </table:table-cell>
          <table:table-cell office:value-type="float" office:value="32794">
            <text:p>3279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 office:value-type="string">
            <text:p>T1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7.2805">
            <text:p>17.2805</text:p>
          </table:table-cell>
          <table:table-cell office:value-type="float" office:value="290.975">
            <text:p>290.975</text:p>
          </table:table-cell>
          <table:table-cell office:value-type="float" office:value="93.992">
            <text:p>93.992</text:p>
          </table:table-cell>
          <table:table-cell office:value-type="float" office:value="33183">
            <text:p>3318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  <table:table-cell/>
          <table:table-cell office:value-type="float" office:value="948">
            <text:p>94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0.585">
            <text:p>100.585</text:p>
          </table:table-cell>
          <table:table-cell office:value-type="float" office:value="484651">
            <text:p>48465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H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9.18092">
            <text:p>9.18092</text:p>
          </table:table-cell>
          <table:table-cell office:value-type="float" office:value="291.944">
            <text:p>291.944</text:p>
          </table:table-cell>
          <table:table-cell office:value-type="float" office:value="94.6001">
            <text:p>94.6001</text:p>
          </table:table-cell>
          <table:table-cell office:value-type="float" office:value="29903">
            <text:p>2990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H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.20072">
            <text:p>7.20072</text:p>
          </table:table-cell>
          <table:table-cell office:value-type="float" office:value="260.262">
            <text:p>260.262</text:p>
          </table:table-cell>
          <table:table-cell office:value-type="float" office:value="119.396">
            <text:p>119.396</text:p>
          </table:table-cell>
          <table:table-cell office:value-type="float" office:value="31882">
            <text:p>3188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H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.0108">
            <text:p>8.0108</text:p>
          </table:table-cell>
          <table:table-cell office:value-type="float" office:value="273.067">
            <text:p>273.067</text:p>
          </table:table-cell>
          <table:table-cell office:value-type="float" office:value="99.774">
            <text:p>99.774</text:p>
          </table:table-cell>
          <table:table-cell office:value-type="float" office:value="30618">
            <text:p>3061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H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.1521">
            <text:p>21.1521</text:p>
          </table:table-cell>
          <table:table-cell office:value-type="float" office:value="278.706">
            <text:p>278.706</text:p>
          </table:table-cell>
          <table:table-cell office:value-type="float" office:value="114.093">
            <text:p>114.093</text:p>
          </table:table-cell>
          <table:table-cell office:value-type="float" office:value="31158">
            <text:p>3115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H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6.1964">
            <text:p>26.1964</text:p>
          </table:table-cell>
          <table:table-cell office:value-type="float" office:value="253.5">
            <text:p>253.5</text:p>
          </table:table-cell>
          <table:table-cell office:value-type="float" office:value="113.621">
            <text:p>113.621</text:p>
          </table:table-cell>
          <table:table-cell office:value-type="float" office:value="30650">
            <text:p>306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T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.7278">
            <text:p>13.7278</text:p>
          </table:table-cell>
          <table:table-cell office:value-type="float" office:value="293.774">
            <text:p>293.774</text:p>
          </table:table-cell>
          <table:table-cell office:value-type="float" office:value="97.9519">
            <text:p>97.9519</text:p>
          </table:table-cell>
          <table:table-cell office:value-type="float" office:value="33651">
            <text:p>3365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T2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2.4212">
            <text:p>12.4212</text:p>
          </table:table-cell>
          <table:table-cell office:value-type="float" office:value="262.831">
            <text:p>262.831</text:p>
          </table:table-cell>
          <table:table-cell office:value-type="float" office:value="73.642">
            <text:p>73.642</text:p>
          </table:table-cell>
          <table:table-cell office:value-type="float" office:value="31857">
            <text:p>318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T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1.355">
            <text:p>11.355</text:p>
          </table:table-cell>
          <table:table-cell office:value-type="float" office:value="285.948">
            <text:p>285.948</text:p>
          </table:table-cell>
          <table:table-cell office:value-type="float" office:value="90.7182">
            <text:p>90.7182</text:p>
          </table:table-cell>
          <table:table-cell office:value-type="float" office:value="33306">
            <text:p>333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T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4.2513">
            <text:p>14.2513</text:p>
          </table:table-cell>
          <table:table-cell office:value-type="float" office:value="222.835">
            <text:p>222.835</text:p>
          </table:table-cell>
          <table:table-cell office:value-type="float" office:value="69.7001">
            <text:p>69.7001</text:p>
          </table:table-cell>
          <table:table-cell office:value-type="float" office:value="32540">
            <text:p>3254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T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.57443">
            <text:p>4.57443</text:p>
          </table:table-cell>
          <table:table-cell office:value-type="float" office:value="296.658">
            <text:p>296.658</text:p>
          </table:table-cell>
          <table:table-cell office:value-type="float" office:value="77.6447">
            <text:p>77.6447</text:p>
          </table:table-cell>
          <table:table-cell office:value-type="float" office:value="33264">
            <text:p>3326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T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.991">
            <text:p>9.991</text:p>
          </table:table-cell>
          <table:table-cell office:value-type="float" office:value="279.476">
            <text:p>279.476</text:p>
          </table:table-cell>
          <table:table-cell office:value-type="float" office:value="90.9558">
            <text:p>90.9558</text:p>
          </table:table-cell>
          <table:table-cell office:value-type="float" office:value="33094">
            <text:p>330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T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4.0017">
            <text:p>14.0017</text:p>
          </table:table-cell>
          <table:table-cell office:value-type="float" office:value="263.748">
            <text:p>263.748</text:p>
          </table:table-cell>
          <table:table-cell office:value-type="float" office:value="89.5814">
            <text:p>89.5814</text:p>
          </table:table-cell>
          <table:table-cell office:value-type="float" office:value="32853">
            <text:p>3285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T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1.2734">
            <text:p>11.2734</text:p>
          </table:table-cell>
          <table:table-cell office:value-type="float" office:value="299.977">
            <text:p>299.977</text:p>
          </table:table-cell>
          <table:table-cell office:value-type="float" office:value="83.0044">
            <text:p>83.0044</text:p>
          </table:table-cell>
          <table:table-cell office:value-type="float" office:value="32316">
            <text:p>323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T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5.3629">
            <text:p>15.3629</text:p>
          </table:table-cell>
          <table:table-cell office:value-type="float" office:value="299.532">
            <text:p>299.532</text:p>
          </table:table-cell>
          <table:table-cell office:value-type="float" office:value="92.0436">
            <text:p>92.0436</text:p>
          </table:table-cell>
          <table:table-cell office:value-type="float" office:value="35016">
            <text:p>350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office:value-type="string">
            <text:p>T1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.98614">
            <text:p>3.98614</text:p>
          </table:table-cell>
          <table:table-cell office:value-type="float" office:value="295.25">
            <text:p>295.25</text:p>
          </table:table-cell>
          <table:table-cell office:value-type="float" office:value="70.7623">
            <text:p>70.7623</text:p>
          </table:table-cell>
          <table:table-cell office:value-type="float" office:value="32917">
            <text:p>329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/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8.5516">
            <text:p>88.5516</text:p>
          </table:table-cell>
          <table:table-cell office:value-type="float" office:value="485025">
            <text:p>4850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H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.6717">
            <text:p>10.6717</text:p>
          </table:table-cell>
          <table:table-cell office:value-type="float" office:value="298.04">
            <text:p>298.04</text:p>
          </table:table-cell>
          <table:table-cell office:value-type="float" office:value="86.4419">
            <text:p>86.4419</text:p>
          </table:table-cell>
          <table:table-cell office:value-type="float" office:value="32436">
            <text:p>324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H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.70027">
            <text:p>2.70027</text:p>
          </table:table-cell>
          <table:table-cell office:value-type="float" office:value="280.688">
            <text:p>280.688</text:p>
          </table:table-cell>
          <table:table-cell office:value-type="float" office:value="79.8986">
            <text:p>79.8986</text:p>
          </table:table-cell>
          <table:table-cell office:value-type="float" office:value="29906">
            <text:p>299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H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.96421">
            <text:p>8.96421</text:p>
          </table:table-cell>
          <table:table-cell office:value-type="float" office:value="287.877">
            <text:p>287.877</text:p>
          </table:table-cell>
          <table:table-cell office:value-type="float" office:value="75.6709">
            <text:p>75.6709</text:p>
          </table:table-cell>
          <table:table-cell office:value-type="float" office:value="30044">
            <text:p>300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H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1.8175">
            <text:p>11.8175</text:p>
          </table:table-cell>
          <table:table-cell office:value-type="float" office:value="237.9">
            <text:p>237.9</text:p>
          </table:table-cell>
          <table:table-cell office:value-type="float" office:value="82.8635">
            <text:p>82.8635</text:p>
          </table:table-cell>
          <table:table-cell office:value-type="float" office:value="29282">
            <text:p>292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H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6.7417">
            <text:p>16.7417</text:p>
          </table:table-cell>
          <table:table-cell office:value-type="float" office:value="260.497">
            <text:p>260.497</text:p>
          </table:table-cell>
          <table:table-cell office:value-type="float" office:value="95.9825">
            <text:p>95.9825</text:p>
          </table:table-cell>
          <table:table-cell office:value-type="float" office:value="30183">
            <text:p>301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T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.37104">
            <text:p>8.37104</text:p>
          </table:table-cell>
          <table:table-cell office:value-type="float" office:value="299.408">
            <text:p>299.408</text:p>
          </table:table-cell>
          <table:table-cell office:value-type="float" office:value="86.0952">
            <text:p>86.0952</text:p>
          </table:table-cell>
          <table:table-cell office:value-type="float" office:value="33734">
            <text:p>337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T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8.813">
            <text:p>18.813</text:p>
          </table:table-cell>
          <table:table-cell office:value-type="float" office:value="295.199">
            <text:p>295.199</text:p>
          </table:table-cell>
          <table:table-cell office:value-type="float" office:value="79.2966">
            <text:p>79.2966</text:p>
          </table:table-cell>
          <table:table-cell office:value-type="float" office:value="33281">
            <text:p>332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T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0.77693">
            <text:p>0.77693</text:p>
          </table:table-cell>
          <table:table-cell office:value-type="float" office:value="296.839">
            <text:p>296.839</text:p>
          </table:table-cell>
          <table:table-cell office:value-type="float" office:value="78.1299">
            <text:p>78.1299</text:p>
          </table:table-cell>
          <table:table-cell office:value-type="float" office:value="33831">
            <text:p>3383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T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4.58">
            <text:p>14.58</text:p>
          </table:table-cell>
          <table:table-cell office:value-type="float" office:value="281.463">
            <text:p>281.463</text:p>
          </table:table-cell>
          <table:table-cell office:value-type="float" office:value="99.7574">
            <text:p>99.7574</text:p>
          </table:table-cell>
          <table:table-cell office:value-type="float" office:value="34748">
            <text:p>347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T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8.1629">
            <text:p>8.1629</text:p>
          </table:table-cell>
          <table:table-cell office:value-type="float" office:value="287.137">
            <text:p>287.137</text:p>
          </table:table-cell>
          <table:table-cell office:value-type="float" office:value="86.9319">
            <text:p>86.9319</text:p>
          </table:table-cell>
          <table:table-cell office:value-type="float" office:value="34543">
            <text:p>345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T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0.0887">
            <text:p>10.0887</text:p>
          </table:table-cell>
          <table:table-cell office:value-type="float" office:value="299.013">
            <text:p>299.013</text:p>
          </table:table-cell>
          <table:table-cell office:value-type="float" office:value="88.0469">
            <text:p>88.0469</text:p>
          </table:table-cell>
          <table:table-cell office:value-type="float" office:value="33336">
            <text:p>333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T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.70141">
            <text:p>4.70141</text:p>
          </table:table-cell>
          <table:table-cell office:value-type="float" office:value="297.716">
            <text:p>297.716</text:p>
          </table:table-cell>
          <table:table-cell office:value-type="float" office:value="90.8801">
            <text:p>90.8801</text:p>
          </table:table-cell>
          <table:table-cell office:value-type="float" office:value="35042">
            <text:p>350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T8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9.2085">
            <text:p>9.2085</text:p>
          </table:table-cell>
          <table:table-cell office:value-type="float" office:value="286.403">
            <text:p>286.403</text:p>
          </table:table-cell>
          <table:table-cell office:value-type="float" office:value="98.1432">
            <text:p>98.1432</text:p>
          </table:table-cell>
          <table:table-cell office:value-type="float" office:value="34268">
            <text:p>3426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T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2.8145">
            <text:p>12.8145</text:p>
          </table:table-cell>
          <table:table-cell office:value-type="float" office:value="298.994">
            <text:p>298.994</text:p>
          </table:table-cell>
          <table:table-cell office:value-type="float" office:value="108.539">
            <text:p>108.539</text:p>
          </table:table-cell>
          <table:table-cell office:value-type="float" office:value="33963">
            <text:p>3396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string">
            <text:p>T1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9.0796">
            <text:p>19.0796</text:p>
          </table:table-cell>
          <table:table-cell office:value-type="float" office:value="298.663">
            <text:p>298.663</text:p>
          </table:table-cell>
          <table:table-cell office:value-type="float" office:value="84.9009">
            <text:p>84.9009</text:p>
          </table:table-cell>
          <table:table-cell office:value-type="float" office:value="33782">
            <text:p>337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/>
          <table:table-cell office:value-type="float" office:value="930">
            <text:p>9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8.8044">
            <text:p>88.8044</text:p>
          </table:table-cell>
          <table:table-cell office:value-type="float" office:value="492379">
            <text:p>492379</text:p>
          </table:table-cell>
        </table:table-row>
      </table:table>
      <table:table table:name="Run Summary" table:style-name="ta1">
        <table:table-column table:style-name="co1" table:number-columns-repeated="11" table:default-cell-style-name="Default"/>
        <table:table-column table:style-name="co18" table:number-columns-repeated="3" table:default-cell-style-name="Default"/>
        <table:table-column table:style-name="co1" table:number-columns-repeated="20" table:default-cell-style-name="Default"/>
        <table:table-row table:style-name="ro1">
          <table:table-cell office:value-type="string">
            <text:p>Run#</text:p>
          </table:table-cell>
          <table:table-cell office:value-type="string">
            <text:p>NoOfEvents</text:p>
          </table:table-cell>
          <table:table-cell office:value-type="string">
            <text:p>Hnodes</text:p>
          </table:table-cell>
          <table:table-cell office:value-type="string">
            <text:p>Tnodes</text:p>
          </table:table-cell>
          <table:table-cell office:value-type="string">
            <text:p>Comments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3.4331">
            <text:p>73.4331</text:p>
          </table:table-cell>
          <table:table-cell office:value-type="float" office:value="63032">
            <text:p>6303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3.4331">
            <text:p>73.4331</text:p>
          </table:table-cell>
          <table:table-cell office:value-type="float" office:value="63032">
            <text:p>630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SUM([.X1:.X3])/3" office:value-type="float" office:value="47.6666666666667">
            <text:p>47.6666666667</text:p>
          </table:table-cell>
          <table:table-cell table:formula="of:=SUM([.Y1:.Y3])/3" office:value-type="float" office:value="0">
            <text:p>0</text:p>
          </table:table-cell>
          <table:table-cell table:formula="of:=SUM([.Z1:.Z3])/3" office:value-type="float" office:value="71.9049333333333">
            <text:p>71.9049333333</text:p>
          </table:table-cell>
          <table:table-cell table:formula="of:=SUM([.AA1:.AA3])/3" office:value-type="float" office:value="68597">
            <text:p>68597</text:p>
          </table:table-cell>
        </table:table-row>
        <table:table-row table:style-name="ro1">
          <table:table-cell office:value-type="string">
            <text:p>1,2,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1.3397">
            <text:p>71.3397</text:p>
          </table:table-cell>
          <table:table-cell office:value-type="float" office:value="70707">
            <text:p>70707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1.3397">
            <text:p>71.3397</text:p>
          </table:table-cell>
          <table:table-cell office:value-type="float" office:value="70707">
            <text:p>70707</text:p>
          </table:table-cell>
          <table:table-cell table:number-columns-repeated="7"/>
        </table:table-row>
        <table:table-row table:style-name="ro1">
          <table:table-cell office:value-type="string">
            <text:p>4,5,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0.942">
            <text:p>70.942</text:p>
          </table:table-cell>
          <table:table-cell office:value-type="float" office:value="72052">
            <text:p>7205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0.942">
            <text:p>70.942</text:p>
          </table:table-cell>
          <table:table-cell office:value-type="float" office:value="72052">
            <text:p>72052</text:p>
          </table:table-cell>
          <table:table-cell table:number-columns-repeated="7"/>
        </table:table-row>
        <table:table-row table:style-name="ro1">
          <table:table-cell office:value-type="string">
            <text:p>7,8,9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75.4968">
            <text:p>75.4968</text:p>
          </table:table-cell>
          <table:table-cell office:value-type="float" office:value="122125">
            <text:p>122125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75.4968">
            <text:p>75.4968</text:p>
          </table:table-cell>
          <table:table-cell office:value-type="float" office:value="122125">
            <text:p>1221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SUM([.X4:.X6])/3" office:value-type="float" office:value="91.3333333333333">
            <text:p>91.3333333333</text:p>
          </table:table-cell>
          <table:table-cell table:formula="of:=SUM([.Y4:.Y6])/3" office:value-type="float" office:value="0">
            <text:p>0</text:p>
          </table:table-cell>
          <table:table-cell table:formula="of:=SUM([.Z4:.Z6])/3" office:value-type="float" office:value="71.0089666666667">
            <text:p>71.0089666667</text:p>
          </table:table-cell>
          <table:table-cell table:formula="of:=SUM([.AA4:.AA6])/3" office:value-type="float" office:value="119012">
            <text:p>119012</text:p>
          </table:table-cell>
        </table:table-row>
        <table:table-row table:style-name="ro1">
          <table:table-cell office:value-type="string">
            <text:p>10,11,12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Increase in Expired Events prompts adding additional MDCs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9.5877">
            <text:p>69.5877</text:p>
          </table:table-cell>
          <table:table-cell office:value-type="float" office:value="124688">
            <text:p>124688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9.5877">
            <text:p>69.5877</text:p>
          </table:table-cell>
          <table:table-cell office:value-type="float" office:value="124688">
            <text:p>124688</text:p>
          </table:table-cell>
          <table:table-cell table:number-columns-repeated="7"/>
        </table:table-row>
        <table:table-row table:style-name="ro1">
          <table:table-cell office:value-type="string">
            <text:p>13,14,15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67.9424">
            <text:p>67.9424</text:p>
          </table:table-cell>
          <table:table-cell office:value-type="float" office:value="110223">
            <text:p>110223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67.9424">
            <text:p>67.9424</text:p>
          </table:table-cell>
          <table:table-cell office:value-type="float" office:value="110223">
            <text:p>110223</text:p>
          </table:table-cell>
          <table:table-cell table:number-columns-repeated="7"/>
        </table:table-row>
        <table:table-row table:style-name="ro1">
          <table:table-cell office:value-type="string">
            <text:p>16,17,18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3.2903">
            <text:p>83.2903</text:p>
          </table:table-cell>
          <table:table-cell office:value-type="float" office:value="189288">
            <text:p>189288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3.2903">
            <text:p>83.2903</text:p>
          </table:table-cell>
          <table:table-cell office:value-type="float" office:value="189288">
            <text:p>1892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formula="of:=SUM([.X7:.X9])/3" office:value-type="float" office:value="184">
            <text:p>184</text:p>
          </table:table-cell>
          <table:table-cell table:formula="of:=SUM([.Y7:.Y9])/3" office:value-type="float" office:value="0">
            <text:p>0</text:p>
          </table:table-cell>
          <table:table-cell table:formula="of:=SUM([.Z7:.Z9])/3" office:value-type="float" office:value="82.7544666666667">
            <text:p>82.7544666667</text:p>
          </table:table-cell>
          <table:table-cell table:formula="of:=SUM([.AA7:.AA9])/3" office:value-type="float" office:value="187920.333333333">
            <text:p>187920.333333333</text:p>
          </table:table-cell>
        </table:table-row>
        <table:table-row table:style-name="ro1">
          <table:table-cell office:value-type="string">
            <text:p>19,20,21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Increase in Expired Events prompts adding additional MDCs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82.6549">
            <text:p>82.6549</text:p>
          </table:table-cell>
          <table:table-cell office:value-type="float" office:value="192040">
            <text:p>192040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82.6549">
            <text:p>82.6549</text:p>
          </table:table-cell>
          <table:table-cell office:value-type="float" office:value="192040">
            <text:p>192040</text:p>
          </table:table-cell>
          <table:table-cell table:number-columns-repeated="7"/>
        </table:table-row>
        <table:table-row table:style-name="ro1">
          <table:table-cell office:value-type="string">
            <text:p>22,23,24</text:p>
          </table:table-cell>
          <table:table-cell office:value-type="float" office:value="750">
            <text:p>75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2.3182">
            <text:p>82.3182</text:p>
          </table:table-cell>
          <table:table-cell office:value-type="float" office:value="182433">
            <text:p>182433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2.3182">
            <text:p>82.3182</text:p>
          </table:table-cell>
          <table:table-cell office:value-type="float" office:value="182433">
            <text:p>182433</text:p>
          </table:table-cell>
          <table:table-cell table:number-columns-repeated="7"/>
        </table:table-row>
        <table:table-row table:style-name="ro1">
          <table:table-cell office:value-type="string">
            <text:p>25,26,27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470">
            <text:p>470</text:p>
          </table:table-cell>
          <table:table-cell office:value-type="float" office:value="55">
            <text:p>55</text:p>
          </table:table-cell>
          <table:table-cell office:value-type="float" office:value="197.849">
            <text:p>197.849</text:p>
          </table:table-cell>
          <table:table-cell office:value-type="float" office:value="241387">
            <text:p>241387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470">
            <text:p>470</text:p>
          </table:table-cell>
          <table:table-cell office:value-type="float" office:value="55">
            <text:p>55</text:p>
          </table:table-cell>
          <table:table-cell office:value-type="float" office:value="197.849">
            <text:p>197.849</text:p>
          </table:table-cell>
          <table:table-cell office:value-type="float" office:value="241387">
            <text:p>2413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formula="of:=SUM([.X10:.X12])/3" office:value-type="float" office:value="468">
            <text:p>468</text:p>
          </table:table-cell>
          <table:table-cell table:formula="of:=SUM([.Y10:.Y12])/3" office:value-type="float" office:value="46.6666666666667">
            <text:p>46.6666666667</text:p>
          </table:table-cell>
          <table:table-cell table:formula="of:=SUM([.Z10:.Z12])/3" office:value-type="float" office:value="187.878333333333">
            <text:p>187.8783333333</text:p>
          </table:table-cell>
          <table:table-cell table:formula="of:=SUM([.AA10:.AA12])/3" office:value-type="float" office:value="241514.666666667">
            <text:p>241514.666666667</text:p>
          </table:table-cell>
        </table:table-row>
        <table:table-row table:style-name="ro1">
          <table:table-cell office:value-type="string">
            <text:p>28,29,3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465">
            <text:p>465</text:p>
          </table:table-cell>
          <table:table-cell office:value-type="float" office:value="40">
            <text:p>40</text:p>
          </table:table-cell>
          <table:table-cell office:value-type="float" office:value="186.176">
            <text:p>186.176</text:p>
          </table:table-cell>
          <table:table-cell office:value-type="float" office:value="241823">
            <text:p>241823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465">
            <text:p>465</text:p>
          </table:table-cell>
          <table:table-cell office:value-type="float" office:value="40">
            <text:p>40</text:p>
          </table:table-cell>
          <table:table-cell office:value-type="float" office:value="186.176">
            <text:p>186.176</text:p>
          </table:table-cell>
          <table:table-cell office:value-type="float" office:value="241823">
            <text:p>24182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469">
            <text:p>469</text:p>
          </table:table-cell>
          <table:table-cell office:value-type="float" office:value="45">
            <text:p>45</text:p>
          </table:table-cell>
          <table:table-cell office:value-type="float" office:value="179.61">
            <text:p>179.61</text:p>
          </table:table-cell>
          <table:table-cell office:value-type="float" office:value="241334">
            <text:p>241334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469">
            <text:p>469</text:p>
          </table:table-cell>
          <table:table-cell office:value-type="float" office:value="45">
            <text:p>45</text:p>
          </table:table-cell>
          <table:table-cell office:value-type="float" office:value="179.61">
            <text:p>179.61</text:p>
          </table:table-cell>
          <table:table-cell office:value-type="float" office:value="241334">
            <text:p>24133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 office:value-type="float" office:value="1">
            <text:p>1</text:p>
          </table:table-cell>
          <table:table-cell office:value-type="float" office:value="113.089">
            <text:p>113.089</text:p>
          </table:table-cell>
          <table:table-cell office:value-type="float" office:value="284863">
            <text:p>284863</text:p>
          </table:table-cell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 office:value-type="float" office:value="1">
            <text:p>1</text:p>
          </table:table-cell>
          <table:table-cell office:value-type="float" office:value="113.089">
            <text:p>113.089</text:p>
          </table:table-cell>
          <table:table-cell office:value-type="float" office:value="284863">
            <text:p>2848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table:formula="of:=SUM([.X13:.X15])/3" office:value-type="float" office:value="470.666666666667">
            <text:p>470.6666666667</text:p>
          </table:table-cell>
          <table:table-cell table:formula="of:=SUM([.Y13:.Y15])/3" office:value-type="float" office:value="0.666666666666667">
            <text:p>0.6666666667</text:p>
          </table:table-cell>
          <table:table-cell table:formula="of:=SUM([.Z13:.Z15])/3" office:value-type="float" office:value="115.826333333333">
            <text:p>115.8263333333</text:p>
          </table:table-cell>
          <table:table-cell table:formula="of:=SUM([.AA13:.AA15])/3" office:value-type="float" office:value="291189.333333333">
            <text:p>291189.333333333</text:p>
          </table:table-cell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118.702">
            <text:p>118.702</text:p>
          </table:table-cell>
          <table:table-cell office:value-type="float" office:value="293095">
            <text:p>293095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118.702">
            <text:p>118.702</text:p>
          </table:table-cell>
          <table:table-cell office:value-type="float" office:value="293095">
            <text:p>29309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115.688">
            <text:p>115.688</text:p>
          </table:table-cell>
          <table:table-cell office:value-type="float" office:value="295610">
            <text:p>295610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115.688">
            <text:p>115.688</text:p>
          </table:table-cell>
          <table:table-cell office:value-type="float" office:value="295610">
            <text:p>2956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00.58">
            <text:p>100.58</text:p>
          </table:table-cell>
          <table:table-cell office:value-type="float" office:value="319184">
            <text:p>319184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00.58">
            <text:p>100.58</text:p>
          </table:table-cell>
          <table:table-cell office:value-type="float" office:value="319184">
            <text:p>31918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table:formula="of:=SUM([.X16:.X18])/3" office:value-type="float" office:value="462.666666666667">
            <text:p>462.6666666667</text:p>
          </table:table-cell>
          <table:table-cell table:formula="of:=SUM([.Y16:.Y18])/3" office:value-type="float" office:value="0.333333333333333">
            <text:p>0.3333333333</text:p>
          </table:table-cell>
          <table:table-cell table:formula="of:=SUM([.Z16:.Z18])/3" office:value-type="float" office:value="96.6610666666667">
            <text:p>96.6610666667</text:p>
          </table:table-cell>
          <table:table-cell table:formula="of:=SUM([.AA16:.AA18])/3" office:value-type="float" office:value="319473.666666667">
            <text:p>319473.666666667</text:p>
          </table:table-cell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92.9677">
            <text:p>92.9677</text:p>
          </table:table-cell>
          <table:table-cell office:value-type="float" office:value="324370">
            <text:p>324370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92.9677">
            <text:p>92.9677</text:p>
          </table:table-cell>
          <table:table-cell office:value-type="float" office:value="324370">
            <text:p>32437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96.4355">
            <text:p>96.4355</text:p>
          </table:table-cell>
          <table:table-cell office:value-type="float" office:value="314867">
            <text:p>314867</text:p>
          </table:table-cell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96.4355">
            <text:p>96.4355</text:p>
          </table:table-cell>
          <table:table-cell office:value-type="float" office:value="314867">
            <text:p>31486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office:value-type="float" office:value="701">
            <text:p>701</text:p>
          </table:table-cell>
          <table:table-cell office:value-type="float" office:value="7">
            <text:p>7</text:p>
          </table:table-cell>
          <table:table-cell office:value-type="float" office:value="126.153">
            <text:p>126.153</text:p>
          </table:table-cell>
          <table:table-cell office:value-type="float" office:value="344282">
            <text:p>344282</text:p>
          </table:table-cell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office:value-type="float" office:value="701">
            <text:p>701</text:p>
          </table:table-cell>
          <table:table-cell office:value-type="float" office:value="7">
            <text:p>7</text:p>
          </table:table-cell>
          <table:table-cell office:value-type="float" office:value="126.153">
            <text:p>126.153</text:p>
          </table:table-cell>
          <table:table-cell office:value-type="float" office:value="344282">
            <text:p>34428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table:formula="of:=SUM([.X19:.X21])/3" office:value-type="float" office:value="700.333333333333">
            <text:p>700.3333333333</text:p>
          </table:table-cell>
          <table:table-cell table:formula="of:=SUM([.Y19:.Y21])/3" office:value-type="float" office:value="27.6666666666667">
            <text:p>27.6666666667</text:p>
          </table:table-cell>
          <table:table-cell table:formula="of:=SUM([.Z19:.Z21])/3" office:value-type="float" office:value="154.529666666667">
            <text:p>154.5296666667</text:p>
          </table:table-cell>
          <table:table-cell table:formula="of:=SUM([.AA19:.AA21])/3" office:value-type="float" office:value="342730">
            <text:p>342730</text:p>
          </table:table-cell>
        </table:table-row>
        <table:table-row table:style-name="ro1">
          <table:table-cell table:number-columns-repeated="10"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office:value-type="float" office:value="690">
            <text:p>690</text:p>
          </table:table-cell>
          <table:table-cell office:value-type="float" office:value="50">
            <text:p>50</text:p>
          </table:table-cell>
          <table:table-cell office:value-type="float" office:value="173.836">
            <text:p>173.836</text:p>
          </table:table-cell>
          <table:table-cell office:value-type="float" office:value="333705">
            <text:p>333705</text:p>
          </table:table-cell>
          <table:table-cell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office:value-type="float" office:value="690">
            <text:p>690</text:p>
          </table:table-cell>
          <table:table-cell office:value-type="float" office:value="50">
            <text:p>50</text:p>
          </table:table-cell>
          <table:table-cell office:value-type="float" office:value="173.836">
            <text:p>173.836</text:p>
          </table:table-cell>
          <table:table-cell office:value-type="float" office:value="333705">
            <text:p>3337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office:value-type="float" office:value="710">
            <text:p>710</text:p>
          </table:table-cell>
          <table:table-cell office:value-type="float" office:value="26">
            <text:p>26</text:p>
          </table:table-cell>
          <table:table-cell office:value-type="float" office:value="163.6">
            <text:p>163.6</text:p>
          </table:table-cell>
          <table:table-cell office:value-type="float" office:value="350203">
            <text:p>350203</text:p>
          </table:table-cell>
          <table:table-cell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office:value-type="float" office:value="710">
            <text:p>710</text:p>
          </table:table-cell>
          <table:table-cell office:value-type="float" office:value="26">
            <text:p>26</text:p>
          </table:table-cell>
          <table:table-cell office:value-type="float" office:value="163.6">
            <text:p>163.6</text:p>
          </table:table-cell>
          <table:table-cell office:value-type="float" office:value="350203">
            <text:p>3502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99.3044">
            <text:p>99.3044</text:p>
          </table:table-cell>
          <table:table-cell office:value-type="float" office:value="393642">
            <text:p>393642</text:p>
          </table:table-cell>
          <table:table-cell/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99.3044">
            <text:p>99.3044</text:p>
          </table:table-cell>
          <table:table-cell office:value-type="float" office:value="393642">
            <text:p>39364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table:formula="of:=SUM([.X22:.X24])/3" office:value-type="float" office:value="694">
            <text:p>694</text:p>
          </table:table-cell>
          <table:table-cell table:formula="of:=SUM([.Y22:.Y24])/3" office:value-type="float" office:value="1">
            <text:p>1</text:p>
          </table:table-cell>
          <table:table-cell table:formula="of:=SUM([.Z22:.Z24])/3" office:value-type="float" office:value="102.5802">
            <text:p>102.5802</text:p>
          </table:table-cell>
          <table:table-cell table:formula="of:=SUM([.AA22:.AA24])/3" office:value-type="float" office:value="390586.666666667">
            <text:p>390586.666666667</text:p>
          </table:table-cell>
        </table:table-row>
        <table:table-row table:style-name="ro1">
          <table:table-cell table:number-columns-repeated="10"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687">
            <text:p>687</text:p>
          </table:table-cell>
          <table:table-cell office:value-type="float" office:value="2">
            <text:p>2</text:p>
          </table:table-cell>
          <table:table-cell office:value-type="float" office:value="95.5742">
            <text:p>95.5742</text:p>
          </table:table-cell>
          <table:table-cell office:value-type="float" office:value="388190">
            <text:p>388190</text:p>
          </table:table-cell>
          <table:table-cell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687">
            <text:p>687</text:p>
          </table:table-cell>
          <table:table-cell office:value-type="float" office:value="2">
            <text:p>2</text:p>
          </table:table-cell>
          <table:table-cell office:value-type="float" office:value="95.5742">
            <text:p>95.5742</text:p>
          </table:table-cell>
          <table:table-cell office:value-type="float" office:value="388190">
            <text:p>38819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112.862">
            <text:p>112.862</text:p>
          </table:table-cell>
          <table:table-cell office:value-type="float" office:value="389928">
            <text:p>389928</text:p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112.862">
            <text:p>112.862</text:p>
          </table:table-cell>
          <table:table-cell office:value-type="float" office:value="389928">
            <text:p>38992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28">
            <text:p>928</text:p>
          </table:table-cell>
          <table:table-cell office:value-type="float" office:value="2">
            <text:p>2</text:p>
          </table:table-cell>
          <table:table-cell office:value-type="float" office:value="111.796">
            <text:p>111.796</text:p>
          </table:table-cell>
          <table:table-cell office:value-type="float" office:value="435167">
            <text:p>435167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28">
            <text:p>928</text:p>
          </table:table-cell>
          <table:table-cell office:value-type="float" office:value="2">
            <text:p>2</text:p>
          </table:table-cell>
          <table:table-cell office:value-type="float" office:value="111.796">
            <text:p>111.796</text:p>
          </table:table-cell>
          <table:table-cell office:value-type="float" office:value="435167">
            <text:p>43516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table:formula="of:=SUM([.X25:.X27])/3" office:value-type="float" office:value="933.666666666667">
            <text:p>933.6666666667</text:p>
          </table:table-cell>
          <table:table-cell table:formula="of:=SUM([.Y25:.Y27])/3" office:value-type="float" office:value="17">
            <text:p>17</text:p>
          </table:table-cell>
          <table:table-cell table:formula="of:=SUM([.Z25:.Z27])/3" office:value-type="float" office:value="132.881333333333">
            <text:p>132.8813333333</text:p>
          </table:table-cell>
          <table:table-cell table:formula="of:=SUM([.AA25:.AA27])/3" office:value-type="float" office:value="438098.333333333">
            <text:p>438098.333333333</text:p>
          </table:table-cell>
        </table:table-row>
        <table:table-row table:style-name="ro1">
          <table:table-cell table:number-columns-repeated="10"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32">
            <text:p>932</text:p>
          </table:table-cell>
          <table:table-cell office:value-type="float" office:value="25">
            <text:p>25</text:p>
          </table:table-cell>
          <table:table-cell office:value-type="float" office:value="141.98">
            <text:p>141.98</text:p>
          </table:table-cell>
          <table:table-cell office:value-type="float" office:value="441921">
            <text:p>441921</text:p>
          </table:table-cell>
          <table:table-cell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32">
            <text:p>932</text:p>
          </table:table-cell>
          <table:table-cell office:value-type="float" office:value="25">
            <text:p>25</text:p>
          </table:table-cell>
          <table:table-cell office:value-type="float" office:value="141.98">
            <text:p>141.98</text:p>
          </table:table-cell>
          <table:table-cell office:value-type="float" office:value="441921">
            <text:p>44192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41">
            <text:p>941</text:p>
          </table:table-cell>
          <table:table-cell office:value-type="float" office:value="24">
            <text:p>24</text:p>
          </table:table-cell>
          <table:table-cell office:value-type="float" office:value="144.868">
            <text:p>144.868</text:p>
          </table:table-cell>
          <table:table-cell office:value-type="float" office:value="437207">
            <text:p>437207</text:p>
          </table:table-cell>
          <table:table-cell/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41">
            <text:p>941</text:p>
          </table:table-cell>
          <table:table-cell office:value-type="float" office:value="24">
            <text:p>24</text:p>
          </table:table-cell>
          <table:table-cell office:value-type="float" office:value="144.868">
            <text:p>144.868</text:p>
          </table:table-cell>
          <table:table-cell office:value-type="float" office:value="437207">
            <text:p>4372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948">
            <text:p>948</text:p>
          </table:table-cell>
          <table:table-cell office:value-type="float" office:value="1">
            <text:p>1</text:p>
          </table:table-cell>
          <table:table-cell office:value-type="float" office:value="100.585">
            <text:p>100.585</text:p>
          </table:table-cell>
          <table:table-cell office:value-type="float" office:value="484651">
            <text:p>484651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948">
            <text:p>948</text:p>
          </table:table-cell>
          <table:table-cell office:value-type="float" office:value="1">
            <text:p>1</text:p>
          </table:table-cell>
          <table:table-cell office:value-type="float" office:value="100.585">
            <text:p>100.585</text:p>
          </table:table-cell>
          <table:table-cell office:value-type="float" office:value="484651">
            <text:p>48465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SUM([.X28:.X30])/3" office:value-type="float" office:value="935">
            <text:p>935</text:p>
          </table:table-cell>
          <table:table-cell table:formula="of:=SUM([.Y28:.Y30])/3" office:value-type="float" office:value="0.333333333333333">
            <text:p>0.3333333333</text:p>
          </table:table-cell>
          <table:table-cell table:formula="of:=SUM([.Z28:.Z30])/3" office:value-type="float" office:value="92.647">
            <text:p>92.647</text:p>
          </table:table-cell>
          <table:table-cell table:formula="of:=SUM([.AA28:.AA30])/3" office:value-type="float" office:value="487351.666666667">
            <text:p>487351.666666667</text:p>
          </table:table-cell>
        </table:table-row>
        <table:table-row table:style-name="ro1">
          <table:table-cell table:number-columns-repeated="10"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88.5516">
            <text:p>88.5516</text:p>
          </table:table-cell>
          <table:table-cell office:value-type="float" office:value="485025">
            <text:p>485025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88.5516">
            <text:p>88.5516</text:p>
          </table:table-cell>
          <table:table-cell office:value-type="float" office:value="485025">
            <text:p>48502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930">
            <text:p>930</text:p>
          </table:table-cell>
          <table:table-cell office:value-type="float" office:value="0">
            <text:p>0</text:p>
          </table:table-cell>
          <table:table-cell office:value-type="float" office:value="88.8044">
            <text:p>88.8044</text:p>
          </table:table-cell>
          <table:table-cell office:value-type="float" office:value="492379">
            <text:p>492379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930">
            <text:p>930</text:p>
          </table:table-cell>
          <table:table-cell office:value-type="float" office:value="0">
            <text:p>0</text:p>
          </table:table-cell>
          <table:table-cell office:value-type="float" office:value="88.8044">
            <text:p>88.8044</text:p>
          </table:table-cell>
          <table:table-cell office:value-type="float" office:value="492379">
            <text:p>492379</text:p>
          </table:table-cell>
          <table:table-cell table:number-columns-repeated="7"/>
        </table:table-row>
        <table:table-row table:style-name="ro1" table:number-rows-repeated="24">
          <table:table-cell table:number-columns-repeated="34"/>
        </table:table-row>
        <table:table-row table:style-name="ro1" table:number-rows-repeated="3">
          <table:table-cell table:number-columns-repeated="13"/>
          <table:table-cell table:style-name="ce3"/>
          <table:table-cell table:number-columns-repeated="20"/>
        </table:table-row>
        <table:table-row table:style-name="ro1" table:number-rows-repeated="45">
          <table:table-cell table:number-columns-repeated="34"/>
        </table:table-row>
        <table:table-row table:style-name="ro1" table:number-rows-repeated="3">
          <table:table-cell table:number-columns-repeated="13"/>
          <table:table-cell table:style-name="ce3"/>
          <table:table-cell table:number-columns-repeated="20"/>
        </table:table-row>
        <table:table-row table:style-name="ro1" table:number-rows-repeated="24">
          <table:table-cell table:number-columns-repeated="34"/>
        </table:table-row>
        <table:table-row table:style-name="ro1" table:number-rows-repeated="3">
          <table:table-cell table:number-columns-repeated="13"/>
          <table:table-cell table:style-name="ce3"/>
          <table:table-cell table:number-columns-repeated="20"/>
        </table:table-row>
        <table:table-row table:style-name="ro1" table:number-rows-repeated="24">
          <table:table-cell table:number-columns-repeated="34"/>
        </table:table-row>
        <table:table-row table:style-name="ro1" table:number-rows-repeated="3">
          <table:table-cell table:number-columns-repeated="13"/>
          <table:table-cell table:style-name="ce3"/>
          <table:table-cell table:number-columns-repeated="20"/>
        </table:table-row>
        <table:table-row table:style-name="ro1" table:number-rows-repeated="24">
          <table:table-cell table:number-columns-repeated="34"/>
        </table:table-row>
        <table:table-row table:style-name="ro1" table:number-rows-repeated="3">
          <table:table-cell table:number-columns-repeated="13"/>
          <table:table-cell table:style-name="ce3"/>
          <table:table-cell table:number-columns-repeated="20"/>
        </table:table-row>
        <table:table-row table:style-name="ro1" table:number-rows-repeated="24">
          <table:table-cell table:number-columns-repeated="34"/>
        </table:table-row>
        <table:table-row table:style-name="ro1" table:number-rows-repeated="2">
          <table:table-cell table:number-columns-repeated="13"/>
          <table:table-cell table:style-name="ce3"/>
          <table:table-cell table:number-columns-repeated="20"/>
        </table:table-row>
        <table:table-row table:style-name="ro1">
          <table:table-cell table:number-columns-repeated="13"/>
          <table:table-cell table:style-name="ce3"/>
          <table:table-cell table:number-columns-repeated="20"/>
        </table:table-row>
      </table:table>
      <table:table table:name="Raw Results" table:style-name="ta1">
        <table:table-column table:style-name="co1" table:default-cell-style-name="Default"/>
        <table:table-column table:style-name="co19" table:default-cell-style-name="Default"/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50|H1|3|0|27.0927|112.319|73.1133|461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50|H2|4|0|22.9523|209.872|109.489|73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50|T1|7|0|17.7318|136.184|73.0817|1088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50|T2|9|0|32.0432|109.271|69.6239|1074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50|T3|8|0|45.0945|100.019|65.5965|997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50|T4|8|0|25.2925|96.3096|63.6468|1002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50|T5|6|0|24.6625|127.543|79.177|942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50||45|0|||73.4331|63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50|H1|5|0|28.6229|144.914|70.9811|7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50|H2|5|0|50.495|104.5|83.3123|9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50|T1|5|0|34.2934|197.3|92.4932|10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50|T2|6|0|36.3636|122.142|81.8182|10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50|T3|9|0|20.342|94.5095|59.9562|11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50|T4|10|0|33.2133|79.0279|58.6842|10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50|T5|9|0|21.6022|134.58|71.5948|10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50||49|0|||71.3397|7070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50|H1|6|0|16.3816|141.764|48.2598|643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50|H2|5|0|10.441|198.92|80.4807|873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50|T1|7|0|48.3348|114.202|84.1299|107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50|T2|11|0|25.2025|70.6571|50.1836|1196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50|T3|8|0|34.2934|109.771|72.3847|1117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50|T4|5|0|58.1458|186.409|98.6679|1096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50|T5|7|0|40.6069|144.014|81.55|1202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50||49|0|||70.942|720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|H1|7|0|21.7822|166.157|87.946|105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|H2|5|0|32.7633|246.388|125.984|123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|T1|14|0|23.7624|159.856|66.319|195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|T2|15|0|35.7013|134.098|84.5982|204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|T3|16|0|17.5518|113.951|60.533|192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|T4|17|0|24.7525|218.453|77.5147|199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|T5|17|0|18.8119|145.437|67.115|199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||91|0|||75.4968|1221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|H1|6|0|30.7831|191.539|95.9369|112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|H2|10|0|16.733|136.887|68.4396|126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|T1|15|0|39.964|129.859|76.7113|205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|T2|13|0|33.5734|142.304|72.1872|208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|T3|15|0|14.4014|102.741|66.3409|197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|T4|20|0|20.5221|161.174|65.3955|194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|T5|17|0|13.066|157.922|60.4868|201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||96|0|||69.5877|1246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|H1|10|0|4.50045|141.584|64.495|123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|H2|7|0|29.0729|163.726|73.4473|114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|T1|14|0|20.252|98.1904|61.2533|170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|T2|15|0|19.3519|96.8705|59.9339|173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|T3|15|0|9.48178|142.319|65.7812|169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|T4|11|0|30.423|169.757|76.2936|168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|T5|15|0|17.7318|168.265|77.9602|181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||87|0|||67.9424|1102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0|H1|12|0|41.5842|191.089|112.774|237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0|H2|17|0|19.802|194.281|100.203|22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0|T1|31|0|14.7615|98.6157|67.3999|279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0|T2|26|0|29.4614|141.244|76.6361|287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0|T3|34|0|15.0315|218.21|84.5889|289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0|T4|35|0|25.2025|252.101|96.7337|287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0|T5|30|0|10.7111|166.049|66.9442|2836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0||185|0|||83.2903|1892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0|H1|17|0|13.5914|234.398|102.485|225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0|H2|24|0|11.5053|242.091|100.023|248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0|T1|25|0|26.6427|151.307|72.1308|294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0|T2|27|0|17.508|192.844|81.9818|295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0|T3|21|0|32.1332|147.766|82.1688|2803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0|T4|33|0|26.3676|193.801|89.4206|286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0|T5|35|0|13.322|146.799|63.0631|289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0||182|0|||82.6549|1920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0|H1|21|0|16.7417|234.912|79.8859|239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0|H2|18|0|29.613|160.513|96.7279|234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0|T1|25|0|21.6922|115.842|74.685|272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0|T2|29|0|23.5824|293.004|84.4171|2717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0|T3|28|0|17.5518|112.474|69.9028|266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0|T4|36|0|5.31797|232.155|86.1641|274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0|T5|28|0|29.883|272.336|86.9916|264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0||185|0|||82.3182|18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00|H1|36|6|57.0461|909.145|220.403|340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00|H2|50|7|0.17225|722.799|188.852|327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00|T1|80|9|18.6849|595.89|191.189|347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00|T2|71|10|23.6836|406.906|197.919|353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00|T3|57|6|20.8124|823.497|189.408|338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00|T4|84|9|27.8538|475.243|211.242|347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00|T5|92|8|19.1069|551.419|192.651|359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00||470|55|||197.849|2413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00|H1|33|5|25.0796|660.681|207.725|359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00|H2|47|4|8.47282|625.564|152.234|3459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00|T1|69|6|24.881|494.515|197.218|3488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00|T2|74|7|20.3008|492.589|192.863|338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00|T3|85|7|10.7585|413.622|187.504|346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00|T4|92|5|3.11855|602.362|175.197|344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00|T5|65|6|25.2591|622.004|194.247|334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00||465|40|||186.176|2418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00|H1|45|6|24.1286|667.497|191.669|339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00|H2|46|5|14.2538|646.61|174.786|362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00|T1|75|7|6.66567|641.049|187.664|341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00|T2|79|7|18.1846|523.839|186.94|342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00|T3|63|5|21.219|840.917|183.168|351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00|T4|86|8|13.5353|510.612|182.887|334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00|T5|75|7|19.9878|615.549|152.81|342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00||469|45|||179.61|2413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0|H1|32|0|11.3411|291.133|129.227|306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0|H2|34|0|8.93336|298.316|112.809|297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0|H3|25|0|41.7642|284.341|141.072|301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0|T1|54|0|11.3774|268.931|92.8664|323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0|T2|42|0|23.6724|218.226|81.7655|323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0|T3|62|0|15.6799|294.803|92.3896|3286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0|T4|55|0|14.9792|294.344|99.0338|324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0|T5|45|0|8.29513|261.154|86.5484|342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0|T6|52|0|27.3848|291.53|100.775|320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0|T7|62|0|14.1528|288.037|101.804|3232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0||463|0|||100.58|3191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0|H1|17|1|18.5978|329.697|120.649|271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0|H2|26|0|4.50045|211.546|130.166|307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0|H3|46|0|15.3|283.057|114.473|326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0|T1|42|0|9.40111|276.195|79.7413|3319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0|T2|45|0|30.2129|207.984|75.7951|3308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0|T3|59|0|11.1427|259.835|88.1955|336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0|T4|63|0|18.7764|251.466|84.0709|3288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0|T5|55|0|18.7842|275.905|92.2355|3300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0|T6|60|0|11.4201|252.019|85.5389|341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0|T7|49|0|24.0683|279.418|97.6476|339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0||462|1|||92.9677|32437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00|H1|33|0|8.0108|294.656|134.935|295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00|H2|27|0|30.6101|295.824|149.567|294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00|H3|29|0|12.6913|294.602|143.427|2912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00|T1|54|0|14.1598|230.742|90.5017|3286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00|T2|50|0|19.3693|250.307|84.3511|319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00|T3|41|0|32.6733|154.461|79.8897|325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00|T4|48|0|34.3186|268.863|85.2988|318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00|T5|59|0|14.6387|234.341|79.3988|319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00|T6|61|0|18.0056|298.608|83.4231|323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00|T7|61|0|17.9753|272.617|94.2838|332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00||463|0|||96.4355|3148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00|H1|36|0|21.8722|257.875|112.228|314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00|H2|23|1|30.0403|324.032|125.466|269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00|H3|36|0|2.72883|275.659|130.965|2988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00|T1|56|0|18.3623|269.148|89.9945|326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00|T2|55|0|20.9615|297.482|111.928|3217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00|T3|55|0|9.03757|297.846|118.923|331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00|T4|54|0|30.524|299.893|113.396|3275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00|T5|68|0|14.8171|299.978|114.3|329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00|T6|80|0|16.6662|290.963|113.591|3297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00||463|1|||113.089|28486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00|H1|38|0|23.4023|291.676|150.249|3165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00|H2|38|0|6.75068|264.601|115.293|301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00|H3|30|0|8.42369|285.522|127.995|299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00|T1|56|0|21.5411|271.126|95.1212|332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00|T2|58|0|7.5721|283.239|109.904|330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00|T3|52|0|30.4443|299.702|129.836|334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00|T4|71|0|15.6141|293.182|114.416|3358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00|T5|70|0|7.60005|284.12|107.97|344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00|T6|65|0|21.9114|299.607|133.462|3346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00||478|0|||118.702|2930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0|H1|30|0|13.5914|220.612|94.1009|294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0|H2|42|0|8.03763|299.583|110.679|306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0|H3|14|1|68.7669|329.788|145.024|269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0|T1|58|0|9.83496|289.515|112.127|3412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0|T2|45|0|23.4014|297.499|118.181|364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0|T3|64|0|20.0417|293.752|112.317|341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0|T4|82|0|10.8284|296.502|110.819|338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0|T5|61|0|13.7937|296.883|121.742|354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0|T6|75|0|18.2974|293.124|126.188|3457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0||471|1|||115.688|2956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50|H1|36|0|15.8026|267.584|122.073|3320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50|H2|42|0|26.4263|270.365|126.186|3375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50|H3|46|0|5.28509|295.078|103.801|325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50|T1|81|1|19.319|322.768|122.814|351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50|T2|75|1|11.3572|331.947|133.613|351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50|T3|80|1|2.14479|440.285|114.547|372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50|T4|84|1|5.03024|332.994|130.419|3433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50|T5|98|1|2.75287|302.837|123.864|347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50|T6|75|1|12.9496|413.751|141.325|342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50|T7|84|1|14.6588|386.252|132.6|3396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50||701|7|||126.153|3442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0|H1|41|3|18.577|488.433|151.557|310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0|H2|57|3|18.6877|456.54|156.56|313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0|H3|33|3|7.20072|368.707|152.033|315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0|T1|100|7|17.6423|429.716|173.157|342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0|T2|83|6|22.4776|663.147|179.131|344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0|T3|60|4|26.0005|1092.16|167.155|331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0|T4|87|6|6.26048|774.189|184.049|348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0|T5|76|6|9.65607|638.092|176.379|340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0|T6|88|7|14.2214|578.543|162.783|340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0|T7|65|5|16.1937|1110.34|212.878|351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0||690|50|||173.836|3337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50|H1|32|2|9.991|600.224|207.138|351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50|H2|68|2|20.089|436.157|147.303|3374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50|H3|32|2|8.32129|354.538|165.701|3206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50|T1|78|3|15.3338|414.053|152.394|3507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50|T2|62|3|26.2407|322.135|156.157|3468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50|T3|84|3|20.2703|322.821|170.326|351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50|T4|85|3|16.7205|392.395|156.701|354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50|T5|67|3|23.3123|609.506|160.091|4012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50|T6|96|2|7.28165|364.847|171.362|351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50|T7|106|3|5.52824|397.342|168.265|336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50||710|26|||163.6|35020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H1|39|0|6.75068|289.181|97.7391|310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H2|42|0|15.6026|273.676|98.192|3175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H3|35|0|16.8489|247.256|117.466|327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H4|39|0|6.13128|297.158|92.8702|314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T1|73|0|14.4277|291.372|88.5672|3353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T2|57|0|9.45095|299.268|98.5028|3390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T3|65|0|2.65788|294.636|105.234|3293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T4|70|0|20.9954|293.892|94.6245|327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T5|73|0|14.4792|290.607|99.1971|333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T6|72|0|11.2486|255.942|99.2898|3374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T7|63|0|2.87385|299.217|99.659|334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T8|75|0|22.8827|295.949|105.721|3309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50||703|0|||99.3044|39364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H1|40|0|9.43465|294.026|102.511|3232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H2|29|0|19.532|282.122|111.818|308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H3|37|0|23.3061|273.119|102.121|299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H4|22|2|7.20072|353.001|88.0409|3045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T1|72|0|13.3527|277.183|85.8689|328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T2|63|0|13.1659|283.441|93.1224|326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T3|69|0|12.1351|291.24|84.0963|3347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T4|67|0|13.3332|296.094|95.0664|3309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T5|68|0|13.215|295.65|93.7404|332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T6|72|0|17.6245|299.631|98.575|330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T7|69|0|25.4607|299.886|105.154|335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T8|79|0|10.2856|299.888|96.8633|3285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50||687|2|||95.5742|38819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H1|36|0|37.6366|288.051|120.146|315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H2|32|0|14.0414|233.832|115.705|3137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H3|41|0|18.2132|271.631|115.093|337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H4|31|0|21.0621|223.217|95.9046|3348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T1|41|1|12.4925|329.717|74.1943|2926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T2|71|0|12.6757|299.175|100.692|336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T3|60|0|25.5251|298.465|122.461|3266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T4|73|0|8.78775|298.876|121.113|3248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T5|81|0|11.0655|297.872|113.964|3243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T6|76|0|21.9065|294.691|117.149|333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T7|73|0|30.4281|299.586|117.111|3265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T8|77|0|2.4957|298.128|121|3337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50||692|1|||112.862|38992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H1|39|0|9.18092|281.659|116.918|332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H2|39|0|9.991|299.706|154.382|317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H3|18|2|6.75068|443.288|112.83|280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H4|64|0|8.94508|297.835|130.706|323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T1|88|0|16.2017|298.048|97.7064|3484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T2|92|0|3.52078|299.825|103.169|344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T3|86|0|12.0787|299.311|100.134|3486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T4|70|0|13.6872|299.597|113.198|3465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T5|87|0|4.46123|299.895|112.74|351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T6|101|0|0.845161|297.867|101.682|3436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T7|73|0|10.0785|271.759|110.725|347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T8|88|0|16.5681|299.703|117.444|340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T9|83|0|6.12265|299.766|116.247|329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0||928|2|||111.796|4351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H1|43|2|13.5914|378.231|144.062|3353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H2|45|1|12.5113|370.547|130.585|330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H3|35|2|8.71438|459.334|132.437|3239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H4|38|2|34.9789|316.703|144.544|322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T1|88|2|2.27162|366.686|132.114|3490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T2|89|2|9.15453|315.615|138.02|3381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T3|77|2|17.6612|374.613|122.077|3572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T4|110|2|20.6067|333.618|143.473|350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T5|88|2|14.4666|519.505|144.355|352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T6|81|2|16.8512|350.634|137.261|3425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T7|95|1|16.0235|480.065|168.858|3483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T8|68|2|18.6827|642.263|152.214|338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T9|75|3|23.1491|340.74|144.284|3308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00||932|25|||141.98|44192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H1|26|2|11.3411|453.252|154.73|3120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H2|45|1|6.7571|524.129|118.453|316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H3|53|1|12.6913|465.261|136.081|3505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H4|46|1|17.647|524.267|148.462|3155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T1|94|2|14.4052|495.167|138.101|3539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T2|71|2|20.3093|448.599|128.963|3450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T3|88|2|19.5416|355.703|147.14|362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T4|85|2|12.7592|374.454|138.406|333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T5|93|2|11.7165|341.116|152.616|344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T6|118|2|7.41049|319.562|145.056|3548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T7|69|3|21.6922|353.314|148.653|3123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T8|75|2|24.756|446.508|148.276|3290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T9|78|2|13.3213|379.721|171.634|3416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000||941|24|||144.868|43720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H1|34|0|14.1525|290.591|102.812|324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H2|43|0|23.4673|285.605|116.665|318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H3|21|1|2.34488|410.826|105.911|257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H4|35|0|2.70027|295.991|106.047|3143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H5|43|0|11.1611|224.845|94.5293|3287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T1|80|0|4.58104|293.007|85.6803|3227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T2|82|0|17.4948|298.326|97.4294|332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T3|74|0|4.2305|296.999|104.389|3377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T4|67|0|4.23204|253.317|94.0386|3219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T5|72|0|26.6058|296.403|102.015|3290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T6|90|0|6.02024|298.06|89.2145|3314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T7|86|0|15.9306|297.821|99.341|3313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T8|77|0|30.4268|296.963|121.139|3371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T9|81|0|12.5273|299.458|108.714|3279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T10|63|0|17.2805|290.975|93.992|3318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000||948|1|||100.585|48465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H1|42|0|9.18092|291.944|94.6001|2990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H2|39|0|7.20072|260.262|119.396|3188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H3|31|0|8.0108|273.067|99.774|3061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H4|44|0|21.1521|278.706|114.093|3115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H5|31|0|26.1964|253.5|113.621|306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T1|60|0|13.7278|293.774|97.9519|3365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T2|76|0|12.4212|262.831|73.642|318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T3|82|0|11.355|285.948|90.7182|333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T4|67|0|14.2513|222.835|69.7001|3254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T5|75|0|4.57443|296.658|77.6447|3326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T6|89|0|9.991|279.476|90.9558|330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T7|67|0|14.0017|263.748|89.5814|3285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T8|73|0|11.2734|299.977|83.0044|323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T9|74|0|15.3629|299.532|92.0436|350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T10|77|0|3.98614|295.25|70.7623|329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000||927|0|||88.5516|4850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H1|33|0|10.6717|298.04|86.4419|324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H2|33|0|2.70027|280.688|79.8986|299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H3|37|0|8.96421|287.877|75.6709|300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H4|43|0|11.8175|237.9|82.8635|292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H5|33|0|16.7417|260.497|95.9825|301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T1|69|0|8.37104|299.408|86.0952|337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T2|64|0|18.813|295.199|79.2966|332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T3|88|0|0.77693|296.839|78.1299|3383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T4|72|0|14.58|281.463|99.7574|347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T5|75|0|8.1629|287.137|86.9319|345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T6|76|0|10.0887|299.013|88.0469|333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T7|80|0|4.70141|297.716|90.8801|350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T8|82|0|9.2085|286.403|98.1432|3426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T9|70|0|12.8145|298.994|108.539|3396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T10|75|0|19.0796|298.663|84.9009|337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00||930|0|||88.8044|492379</text:p>
          </table:table-cell>
        </table:table-row>
      </table:table>
      <table:named-expressions/>
      <table:database-ranges>
        <table:database-range table:name="__Anonymous_Sheet_DB__0" table:target-range-address="Charts.C2:Charts.J26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'Run Summary'.K1:'Run Summary'.R1048576" table:contains-header="false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3" table:target-range-address="'Raw Results'.A1:'Raw Results'.B104856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6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ga Raj</meta:initial-creator>
    <meta:creation-date>2014-06-25T23:58:39</meta:creation-date>
    <dc:date>2014-06-27T17:39:23</dc:date>
    <dc:creator>Ranga Raj</dc:creator>
    <meta:editing-duration>P1DT1H31M54S</meta:editing-duration>
    <meta:editing-cycles>11</meta:editing-cycles>
    <meta:generator>LibreOffice/3.5$Linux_X86_64 LibreOffice_project/350m1$Build-2</meta:generator>
    <meta:document-statistic meta:table-count="4" meta:cell-count="41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111cm" svg:height="20.755cm" xlink:href=".." xlink:type="simple" chart:class="chart:line" chart:style-name="ch1">
        <chart:title svg:x="11.757cm" svg:y="0.551cm" chart:style-name="ch2">
          <text:p>Average Event Response &amp; Total MDC Distance Traveled</text:p>
        </chart:title>
        <chart:subtitle svg:x="15.527cm" svg:y="1.745cm" chart:style-name="ch3">
          <text:p>H-40kmph, T- 25kmph</text:p>
        </chart:subtitle>
        <chart:legend chart:legend-position="bottom" svg:x="12.968cm" svg:y="19.972cm" style:legend-expansion="wide" chart:style-name="ch4"/>
        <chart:plot-area chart:style-name="ch5" table:cell-range-address="Charts.B2:Charts.B11 Charts.I1:Charts.J11" chart:data-source-has-labels="both" svg:x="1.713cm" svg:y="3.258cm" svg:width="31.433cm" svg:height="15.318cm">
          <chartooo:coordinate-region svg:x="2.996cm" svg:y="3.457cm" svg:width="28.654cm" svg:height="14.472cm"/>
          <chart:axis chart:dimension="x" chart:name="primary-x" chart:style-name="ch6" chartooo:axis-type="auto">
            <chartooo:date-scale/>
            <chart:title svg:x="16.591cm" svg:y="18.991cm" chart:style-name="ch7">
              <text:p>Run Inputs</text:p>
            </chart:title>
            <chart:categories table:cell-range-address="Charts.B2:Charts.B11"/>
            <chart:grid chart:style-name="ch8" chart:class="major"/>
          </chart:axis>
          <chart:axis chart:dimension="y" chart:name="primary-y" chart:style-name="ch9">
            <chart:title svg:x="0.451cm" svg:y="12.588cm" chart:style-name="ch10">
              <text:p>Distance covered (km)</text:p>
            </chart:title>
            <chart:grid chart:style-name="ch8" chart:class="major"/>
          </chart:axis>
          <chart:axis chart:dimension="y" chart:name="secondary-y" chart:style-name="ch11">
            <chart:title svg:x="33.848cm" svg:y="13.263cm" chart:style-name="ch10">
              <text:p>Av. Event Response Time(secs)</text:p>
            </chart:title>
          </chart:axis>
          <chart:series chart:attached-axis="primary-y" chart:style-name="ch12" chart:values-cell-range-address="Charts.I2:Charts.I11" chart:label-cell-address="Charts.I1:Charts.I1" chart:class="chart:line">
            <chart:data-point chart:repeated="10"/>
          </chart:series>
          <chart:series chart:attached-axis="primary-y" chart:style-name="ch13" chart:values-cell-range-address="Charts.J2:Charts.J11" chart:label-cell-address="Charts.J1:Charts.J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sponse (s)</text:p>
                <draw:g>
                  <svg:desc>Charts.I1:Charts.I1</svg:desc>
                </draw:g>
              </table:table-cell>
              <table:table-cell office:value-type="string">
                <text:p>Total MDC Travel (km)</text:p>
                <draw:g>
                  <svg:desc>Charts.J1:Char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H5T-50-events</text:p>
                <draw:g>
                  <svg:desc>Charts.B2:Charts.B11</svg:desc>
                </draw:g>
              </table:table-cell>
              <table:table-cell office:value-type="float" office:value="71.9049333333333">
                <text:p>71.9049333333333</text:p>
                <draw:g>
                  <svg:desc>Charts.I2:Charts.I11</svg:desc>
                </draw:g>
              </table:table-cell>
              <table:table-cell office:value-type="float" office:value="68.597">
                <text:p>68.597</text:p>
                <draw:g>
                  <svg:desc>Charts.J2:Charts.J11</svg:desc>
                </draw:g>
              </table:table-cell>
            </table:table-row>
            <table:table-row>
              <table:table-cell office:value-type="string">
                <text:p>2H5T-100-events</text:p>
              </table:table-cell>
              <table:table-cell office:value-type="float" office:value="71.0089666666667">
                <text:p>71.0089666666667</text:p>
              </table:table-cell>
              <table:table-cell office:value-type="float" office:value="119.012">
                <text:p>119.012</text:p>
              </table:table-cell>
            </table:table-row>
            <table:table-row>
              <table:table-cell office:value-type="string">
                <text:p>2H5T-200-events</text:p>
              </table:table-cell>
              <table:table-cell office:value-type="float" office:value="82.7544666666667">
                <text:p>82.7544666666667</text:p>
              </table:table-cell>
              <table:table-cell office:value-type="float" office:value="187.920333333333">
                <text:p>187.920333333333</text:p>
              </table:table-cell>
            </table:table-row>
            <table:table-row>
              <table:table-cell office:value-type="string">
                <text:p>2H5T-500-events</text:p>
              </table:table-cell>
              <table:table-cell office:value-type="float" office:value="187.878333333333">
                <text:p>187.878333333333</text:p>
              </table:table-cell>
              <table:table-cell office:value-type="float" office:value="241.514666666667">
                <text:p>241.514666666667</text:p>
              </table:table-cell>
            </table:table-row>
            <table:table-row>
              <table:table-cell office:value-type="string">
                <text:p>3H6T-500-events</text:p>
              </table:table-cell>
              <table:table-cell office:value-type="float" office:value="115.826333333333">
                <text:p>115.826333333333</text:p>
              </table:table-cell>
              <table:table-cell office:value-type="float" office:value="291.189333333333">
                <text:p>291.189333333333</text:p>
              </table:table-cell>
            </table:table-row>
            <table:table-row>
              <table:table-cell office:value-type="string">
                <text:p>3H7T-500-events</text:p>
              </table:table-cell>
              <table:table-cell office:value-type="float" office:value="96.6610666666667">
                <text:p>96.6610666666667</text:p>
              </table:table-cell>
              <table:table-cell office:value-type="float" office:value="319.473666666667">
                <text:p>319.473666666667</text:p>
              </table:table-cell>
            </table:table-row>
            <table:table-row>
              <table:table-cell office:value-type="string">
                <text:p>3H7T-750-events</text:p>
              </table:table-cell>
              <table:table-cell office:value-type="float" office:value="154.529666666667">
                <text:p>154.529666666667</text:p>
              </table:table-cell>
              <table:table-cell office:value-type="float" office:value="342.73">
                <text:p>342.73</text:p>
              </table:table-cell>
            </table:table-row>
            <table:table-row>
              <table:table-cell office:value-type="string">
                <text:p>4H8T-750-events</text:p>
              </table:table-cell>
              <table:table-cell office:value-type="float" office:value="102.5802">
                <text:p>102.5802</text:p>
              </table:table-cell>
              <table:table-cell office:value-type="float" office:value="390.586666666667">
                <text:p>390.586666666667</text:p>
              </table:table-cell>
            </table:table-row>
            <table:table-row>
              <table:table-cell office:value-type="string">
                <text:p>4H9T-1000-events</text:p>
              </table:table-cell>
              <table:table-cell office:value-type="float" office:value="132.881333333333">
                <text:p>132.881333333333</text:p>
              </table:table-cell>
              <table:table-cell office:value-type="float" office:value="438.098333333333">
                <text:p>438.098333333333</text:p>
              </table:table-cell>
            </table:table-row>
            <table:table-row>
              <table:table-cell office:value-type="string">
                <text:p>5H10T-1000-events</text:p>
              </table:table-cell>
              <table:table-cell office:value-type="float" office:value="92.647">
                <text:p>92.647</text:p>
              </table:table-cell>
              <table:table-cell office:value-type="float" office:value="487.351666666667">
                <text:p>487.351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157cm" svg:height="22.159cm" xlink:href=".." xlink:type="simple" chart:class="chart:bar" chart:style-name="ch1">
        <chart:title svg:x="15.087cm" svg:y="0.579cm" chart:style-name="ch2">
          <text:p>Event Capture Statistics</text:p>
        </chart:title>
        <chart:subtitle svg:x="15.603cm" svg:y="1.801cm" chart:style-name="ch3">
          <text:p>H-40kmph, T-25kmph</text:p>
        </chart:subtitle>
        <chart:legend chart:legend-position="bottom" svg:x="12.249cm" svg:y="21.376cm" style:legend-expansion="wide" chart:style-name="ch4"/>
        <chart:plot-area chart:style-name="ch5" table:cell-range-address="Charts.B2:Charts.B11 Charts.F1:Charts.H11" chart:data-source-has-labels="both" svg:x="1.714cm" svg:y="3.37cm" svg:width="32.037cm" svg:height="16.582cm">
          <chartooo:coordinate-region svg:x="2.706cm" svg:y="3.57cm" svg:width="31.045cm" svg:height="15.735cm"/>
          <chart:axis chart:dimension="x" chart:name="primary-x" chart:style-name="ch6" chartooo:axis-type="auto">
            <chartooo:date-scale/>
            <chart:title svg:x="16.894cm" svg:y="20.395cm" chart:style-name="ch7">
              <text:p>Run Inputs</text:p>
            </chart:title>
            <chart:categories table:cell-range-address="Charts.B2:Charts.B11"/>
          </chart:axis>
          <chart:axis chart:dimension="y" chart:name="primary-y" chart:style-name="ch8">
            <chart:title svg:x="0.451cm" svg:y="13.001cm" chart:style-name="ch9">
              <text:p>Number of Events</text:p>
            </chart:title>
            <chart:grid chart:style-name="ch10" chart:class="major"/>
          </chart:axis>
          <chart:series chart:style-name="ch11" chart:values-cell-range-address="Charts.F2:Charts.F11" chart:label-cell-address="Charts.F1:Charts.F1" chart:class="chart:bar">
            <chart:data-point chart:repeated="10"/>
          </chart:series>
          <chart:series chart:style-name="ch12" chart:values-cell-range-address="Charts.G2:Charts.G11" chart:label-cell-address="Charts.G1:Charts.G1" chart:class="chart:bar">
            <chart:data-point chart:repeated="10"/>
          </chart:series>
          <chart:series chart:style-name="ch13" chart:values-cell-range-address="Charts.H2:Charts.H11" chart:label-cell-address="Charts.H1:Charts.H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Captured OnTime</text:p>
                <draw:g>
                  <svg:desc>Charts.F1:Charts.F1</svg:desc>
                </draw:g>
              </table:table-cell>
              <table:table-cell office:value-type="string">
                <text:p># of Expired Events</text:p>
                <draw:g>
                  <svg:desc>Charts.G1:Charts.G1</svg:desc>
                </draw:g>
              </table:table-cell>
              <table:table-cell office:value-type="string">
                <text:p># of Missed Events</text:p>
                <draw:g>
                  <svg:desc>Charts.H1:Chart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H5T-50-events</text:p>
                <draw:g>
                  <svg:desc>Charts.B2:Charts.B11</svg:desc>
                </draw:g>
              </table:table-cell>
              <table:table-cell office:value-type="float" office:value="47.6666666666667">
                <text:p>47.6666666666667</text:p>
                <draw:g>
                  <svg:desc>Charts.F2:Charts.F11</svg:desc>
                </draw:g>
              </table:table-cell>
              <table:table-cell office:value-type="float" office:value="0">
                <text:p>0</text:p>
                <draw:g>
                  <svg:desc>Charts.G2:Charts.G11</svg:desc>
                </draw:g>
              </table:table-cell>
              <table:table-cell office:value-type="float" office:value="2.3333333333333">
                <text:p>2.3333333333333</text:p>
                <draw:g>
                  <svg:desc>Charts.H2:Charts.H11</svg:desc>
                </draw:g>
              </table:table-cell>
            </table:table-row>
            <table:table-row>
              <table:table-cell office:value-type="string">
                <text:p>2H5T-100-events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0">
                <text:p>0</text:p>
              </table:table-cell>
              <table:table-cell office:value-type="float" office:value="8.6666666666667">
                <text:p>8.6666666666667</text:p>
              </table:table-cell>
            </table:table-row>
            <table:table-row>
              <table:table-cell office:value-type="string">
                <text:p>2H5T-200-events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H5T-500-events</text:p>
              </table:table-cell>
              <table:table-cell office:value-type="float" office:value="468">
                <text:p>468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H6T-500-events</text:p>
              </table:table-cell>
              <table:table-cell office:value-type="float" office:value="470.666666666667">
                <text:p>470.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9.333333333333">
                <text:p>29.333333333333</text:p>
              </table:table-cell>
            </table:table-row>
            <table:table-row>
              <table:table-cell office:value-type="string">
                <text:p>3H7T-500-events</text:p>
              </table:table-cell>
              <table:table-cell office:value-type="float" office:value="462.666666666667">
                <text:p>462.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7.333333333333">
                <text:p>37.333333333333</text:p>
              </table:table-cell>
            </table:table-row>
            <table:table-row>
              <table:table-cell office:value-type="string">
                <text:p>3H7T-750-events</text:p>
              </table:table-cell>
              <table:table-cell office:value-type="float" office:value="700.333333333333">
                <text:p>700.333333333333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49.666666666667">
                <text:p>49.666666666667</text:p>
              </table:table-cell>
            </table:table-row>
            <table:table-row>
              <table:table-cell office:value-type="string">
                <text:p>4H8T-750-events</text:p>
              </table:table-cell>
              <table:table-cell office:value-type="float" office:value="694">
                <text:p>694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H9T-1000-events</text:p>
              </table:table-cell>
              <table:table-cell office:value-type="float" office:value="933.666666666667">
                <text:p>933.666666666667</text:p>
              </table:table-cell>
              <table:table-cell office:value-type="float" office:value="17">
                <text:p>17</text:p>
              </table:table-cell>
              <table:table-cell office:value-type="float" office:value="66.333333333333">
                <text:p>66.333333333333</text:p>
              </table:table-cell>
            </table:table-row>
            <table:table-row>
              <table:table-cell office:value-type="string">
                <text:p>5H10T-1000-events</text:p>
              </table:table-cell>
              <table:table-cell office:value-type="float" office:value="935">
                <text:p>9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